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 style:text-underline-style="solid" style:text-underline-color="font-color"/>
    </style:style>
    <style:style style:name="T17_2" style:family="text">
      <style:text-properties fo:font-weight="bold" style:font-weight-asian="bold" style:font-weight-complex="bold" style:text-underline-style="solid" style:text-underline-color="font-color"/>
    </style:style>
    <style:style style:name="T17_3" style:family="text">
      <style:text-properties fo:font-weight="bold" style:font-weight-asian="bold" style:font-weight-complex="bold" style:text-underline-style="solid" style:text-underline-color="font-color"/>
    </style:style>
    <style:style style:name="T17_4" style:family="text">
      <style:text-properties fo:font-weight="bold" style:font-weight-asian="bold" style:font-weight-complex="bold" style:text-underline-style="solid" style:text-underline-color="font-color"/>
    </style:style>
    <style:style style:name="T17_5" style:family="text">
      <style:text-properties fo:font-weight="bold" style:font-weight-asian="bold" style:font-weight-complex="bold" style:text-underline-style="solid" style:text-underline-color="font-color"/>
    </style:style>
    <style:style style:name="T17_6" style:family="text">
      <style:text-properties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8.441cm" fo:margin-left="0cm"/>
    </style:style>
    <style:style style:name="Column1" style:family="table-column">
      <style:table-column-properties style:column-width="4.604cm"/>
    </style:style>
    <style:style style:name="Column2" style:family="table-column">
      <style:table-column-properties style:column-width="2.011cm"/>
    </style:style>
    <style:style style:name="Column3" style:family="table-column">
      <style:table-column-properties style:column-width="2.09cm"/>
    </style:style>
    <style:style style:name="Column4" style:family="table-column">
      <style:table-column-properties style:column-width="2.54cm"/>
    </style:style>
    <style:style style:name="Column5" style:family="table-column">
      <style:table-column-properties style:column-width="2.884cm"/>
    </style:style>
    <style:style style:name="Column6" style:family="table-column">
      <style:table-column-properties style:column-width="2.355cm"/>
    </style:style>
    <style:style style:name="Column7" style:family="table-column">
      <style:table-column-properties style:column-width="1.958cm"/>
    </style:style>
    <style:style style:name="Row1" style:family="table-row"/>
    <style:style style:name="Cell1" style:family="table-cell">
      <style:table-cell-properties fo:background-color="#efefe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4a86e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4a86e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4a86e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fo:background-color="#4a86e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4a86e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4a86e8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8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5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22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9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36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43" style:family="table-cell">
      <style:table-cell-properties fo:background-color="#d9ead3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50" style:family="table-cell">
      <style:table-cell-properties fo:background-color="#d9ead3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57" style:family="table-cell">
      <style:table-cell-properties fo:background-color="#d9ead3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64" style:family="table-cell">
      <style:table-cell-properties fo:background-color="#d9ead3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fo:background-color="#ffffff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71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78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85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92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99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06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13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20" style:family="table-cell">
      <style:table-cell-properties fo:background-color="#fff2cc"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>
      <style:text-properties fo:color="#d9ead3"/>
    </style:style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>
      <style:text-properties fo:font-weight="bold" style:font-weight-asian="bold" style:font-weight-complex="bold"/>
    </style:style>
    <style:style style:name="T148_4" style:family="text"/>
    <style:style style:name="T148_5" style:family="text"/>
    <style:style style:name="T148_6" style:family="text"/>
    <style:style style:name="T148_7" style:family="text">
      <style:text-properties fo:font-weight="bold" style:font-weight-asian="bold" style:font-weight-complex="bold"/>
    </style:style>
    <style:style style:name="T148_8" style:family="text"/>
    <style:style style:name="T148_9" style:family="text"/>
    <style:style style:name="T148_10" style:family="text"/>
    <style:style style:name="T148_11" style:family="text">
      <style:text-properties fo:font-weight="bold" style:font-weight-asian="bold" style:font-weight-complex="bold"/>
    </style:style>
    <style:style style:name="T148_12" style:family="text"/>
    <style:style style:name="T148_13" style:family="text"/>
    <style:style style:name="T148_14" style:family="text"/>
    <style:style style:name="T148_15" style:family="text">
      <style:text-properties fo:font-weight="bold" style:font-weight-asian="bold" style:font-weight-complex="bold"/>
    </style:style>
    <style:style style:name="T148_16" style:family="text"/>
    <style:style style:name="T148_17" style:family="text"/>
    <style:style style:name="T148_18" style:family="text"/>
    <style:style style:name="T148_19" style:family="text">
      <style:text-properties fo:font-weight="bold" style:font-weight-asian="bold" style:font-weight-complex="bold"/>
    </style:style>
    <style:style style:name="T148_20" style:family="text"/>
    <style:style style:name="T148_21" style:family="text"/>
    <style:style style:name="T148_22" style:family="text"/>
    <style:style style:name="T148_23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background-color="#e6b8af" fo:font-weight="bold" style:font-weight-asian="bold" style:font-weight-complex="bold" style:text-underline-style="solid" style:text-underline-color="font-color"/>
    </style:style>
    <style:style style:name="T150_2" style:family="text">
      <style:text-properties fo:background-color="#e6b8af" fo:font-weight="bold" style:font-weight-asian="bold" style:font-weight-complex="bold" style:text-underline-style="solid" style:text-underline-color="font-color"/>
    </style:style>
    <style:style style:name="T150_3" style:family="text">
      <style:text-properties fo:background-color="#e6b8af" fo:font-weight="bold" style:font-weight-asian="bold" style:font-weight-complex="bold" style:text-underline-style="solid" style:text-underline-color="font-color"/>
    </style:style>
    <style:style style:name="T150_4" style:family="text">
      <style:text-properties fo:background-color="#e6b8af" fo:font-weight="bold" style:font-weight-asian="bold" style:font-weight-complex="bold" style:text-underline-style="solid" style:text-underline-color="font-color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background-color="#e6b8af"/>
    </style:style>
    <style:style style:name="T151_2" style:family="text">
      <style:text-properties fo:background-color="#e6b8af"/>
    </style:style>
    <style:style style:name="T151_3" style:family="text">
      <style:text-properties fo:background-color="#e6b8af"/>
    </style:style>
    <style:style style:name="T151_4" style:family="text">
      <style:text-properties fo:background-color="#e6b8af"/>
    </style:style>
    <style:style style:name="T151_5" style:family="text">
      <style:text-properties fo:background-color="#e6b8af"/>
    </style:style>
    <style:style style:name="T151_6" style:family="text">
      <style:text-properties fo:background-color="#e6b8af"/>
    </style:style>
    <style:style style:name="T151_7" style:family="text">
      <style:text-properties fo:background-color="#e6b8af"/>
    </style:style>
    <style:style style:name="T151_8" style:family="text">
      <style:text-properties fo:background-color="#e6b8af"/>
    </style:style>
    <style:style style:name="T151_9" style:family="text">
      <style:text-properties fo:background-color="#e6b8af"/>
    </style:style>
    <style:style style:name="T151_10" style:family="text">
      <style:text-properties fo:background-color="#e6b8af"/>
    </style:style>
    <style:style style:name="T151_11" style:family="text">
      <style:text-properties fo:background-color="#e6b8af"/>
    </style:style>
    <style:style style:name="T151_12" style:family="text">
      <style:text-properties fo:background-color="#e6b8af"/>
    </style:style>
    <style:style style:name="T151_13" style:family="text">
      <style:text-properties fo:background-color="#e6b8af"/>
    </style:style>
    <style:style style:name="T151_14" style:family="text">
      <style:text-properties fo:background-color="#e6b8af"/>
    </style:style>
    <style:style style:name="T151_15" style:family="text">
      <style:text-properties fo:background-color="#e6b8af"/>
    </style:style>
    <style:style style:name="T151_16" style:family="text">
      <style:text-properties fo:background-color="#e6b8af"/>
    </style:style>
    <style:style style:name="T151_17" style:family="text">
      <style:text-properties fo:background-color="#e6b8af"/>
    </style:style>
    <style:style style:name="T151_18" style:family="text">
      <style:text-properties fo:background-color="#e6b8af"/>
    </style:style>
    <style:style style:name="T151_19" style:family="text">
      <style:text-properties fo:background-color="#e6b8af"/>
    </style:style>
    <style:style style:name="T151_20" style:family="text">
      <style:text-properties fo:background-color="#e6b8af"/>
    </style:style>
    <style:style style:name="T151_21" style:family="text">
      <style:text-properties fo:background-color="#e6b8af"/>
    </style:style>
    <style:style style:name="T151_22" style:family="text">
      <style:text-properties fo:background-color="#e6b8af"/>
    </style:style>
    <style:style style:name="T151_23" style:family="text">
      <style:text-properties fo:background-color="#e6b8af"/>
    </style:style>
    <style:style style:name="T151_24" style:family="text">
      <style:text-properties fo:background-color="#e6b8af"/>
    </style:style>
    <style:style style:name="T151_25" style:family="text">
      <style:text-properties fo:background-color="#e6b8af"/>
    </style:style>
    <style:style style:name="T151_26" style:family="text">
      <style:text-properties fo:background-color="#e6b8af"/>
    </style:style>
    <style:style style:name="T151_27" style:family="text">
      <style:text-properties fo:background-color="#e6b8af"/>
    </style:style>
    <style:style style:name="T151_28" style:family="text">
      <style:text-properties fo:background-color="#e6b8af"/>
    </style:style>
    <style:style style:name="T151_29" style:family="text">
      <style:text-properties fo:background-color="#e6b8af"/>
    </style:style>
    <style:style style:name="T151_30" style:family="text">
      <style:text-properties fo:background-color="#e6b8af"/>
    </style:style>
    <style:style style:name="T151_31" style:family="text">
      <style:text-properties fo:background-color="#e6b8af"/>
    </style:style>
    <style:style style:name="T151_32" style:family="text">
      <style:text-properties fo:background-color="#e6b8af"/>
    </style:style>
    <style:style style:name="T151_33" style:family="text">
      <style:text-properties fo:background-color="#e6b8af"/>
    </style:style>
    <style:style style:name="T151_34" style:family="text">
      <style:text-properties fo:background-color="#e6b8af"/>
    </style:style>
    <style:style style:name="T151_35" style:family="text">
      <style:text-properties fo:background-color="#e6b8af"/>
    </style:style>
    <style:style style:name="T151_36" style:family="text">
      <style:text-properties fo:background-color="#e6b8af"/>
    </style:style>
    <style:style style:name="T151_37" style:family="text">
      <style:text-properties fo:background-color="#e6b8af"/>
    </style:style>
    <style:style style:name="T151_38" style:family="text">
      <style:text-properties fo:background-color="#e6b8af"/>
    </style:style>
    <style:style style:name="T151_39" style:family="text">
      <style:text-properties fo:background-color="#e6b8af"/>
    </style:style>
    <style:style style:name="T151_40" style:family="text">
      <style:text-properties fo:background-color="#e6b8af"/>
    </style:style>
    <style:style style:name="T151_41" style:family="text">
      <style:text-properties fo:background-color="#e6b8af"/>
    </style:style>
    <style:style style:name="T151_42" style:family="text">
      <style:text-properties fo:background-color="#e6b8af"/>
    </style:style>
    <style:style style:name="T151_43" style:family="text">
      <style:text-properties fo:background-color="#e6b8af"/>
    </style:style>
    <style:style style:name="T151_44" style:family="text">
      <style:text-properties fo:background-color="#e6b8af"/>
    </style:style>
    <style:style style:name="T151_45" style:family="text">
      <style:text-properties fo:background-color="#e6b8af"/>
    </style:style>
    <style:style style:name="T151_46" style:family="text">
      <style:text-properties fo:background-color="#e6b8af"/>
    </style:style>
    <style:style style:name="T151_47" style:family="text">
      <style:text-properties fo:background-color="#e6b8af"/>
    </style:style>
    <style:style style:name="T151_48" style:family="text">
      <style:text-properties fo:background-color="#e6b8af"/>
    </style:style>
    <style:style style:name="T151_49" style:family="text">
      <style:text-properties fo:background-color="#e6b8af"/>
    </style:style>
    <style:style style:name="T151_50" style:family="text">
      <style:text-properties fo:background-color="#e6b8af"/>
    </style:style>
    <style:style style:name="T151_51" style:family="text">
      <style:text-properties fo:background-color="#e6b8af"/>
    </style:style>
    <style:style style:name="T151_52" style:family="text">
      <style:text-properties fo:background-color="#e6b8af"/>
    </style:style>
    <style:style style:name="T151_53" style:family="text">
      <style:text-properties fo:background-color="#e6b8af"/>
    </style:style>
    <style:style style:name="T151_54" style:family="text">
      <style:text-properties fo:background-color="#e6b8af"/>
    </style:style>
    <style:style style:name="T151_55" style:family="text">
      <style:text-properties fo:background-color="#e6b8af"/>
    </style:style>
    <style:style style:name="T151_56" style:family="text">
      <style:text-properties fo:background-color="#e6b8af"/>
    </style:style>
    <style:style style:name="T151_57" style:family="text">
      <style:text-properties fo:background-color="#e6b8af"/>
    </style:style>
    <style:style style:name="T151_58" style:family="text">
      <style:text-properties fo:background-color="#e6b8af"/>
    </style:style>
    <style:style style:name="T151_59" style:family="text">
      <style:text-properties fo:background-color="#e6b8af"/>
    </style:style>
    <style:style style:name="T151_60" style:family="text">
      <style:text-properties fo:background-color="#e6b8af"/>
    </style:style>
    <style:style style:name="T151_61" style:family="text">
      <style:text-properties fo:background-color="#e6b8af"/>
    </style:style>
    <style:style style:name="T151_62" style:family="text">
      <style:text-properties fo:background-color="#e6b8af"/>
    </style:style>
    <style:style style:name="T151_63" style:family="text">
      <style:text-properties fo:background-color="#e6b8af"/>
    </style:style>
    <style:style style:name="T151_64" style:family="text">
      <style:text-properties fo:background-color="#e6b8af"/>
    </style:style>
    <style:style style:name="T151_65" style:family="text">
      <style:text-properties fo:background-color="#e6b8af"/>
    </style:style>
    <style:style style:name="T151_66" style:family="text">
      <style:text-properties fo:background-color="#e6b8af"/>
    </style:style>
    <style:style style:name="T151_67" style:family="text">
      <style:text-properties fo:background-color="#e6b8af"/>
    </style:style>
    <style:style style:name="T151_68" style:family="text">
      <style:text-properties fo:background-color="#e6b8af"/>
    </style:style>
    <style:style style:name="T151_69" style:family="text">
      <style:text-properties fo:background-color="#e6b8af"/>
    </style:style>
    <style:style style:name="T151_70" style:family="text">
      <style:text-properties fo:background-color="#e6b8af"/>
    </style:style>
    <style:style style:name="T151_71" style:family="text">
      <style:text-properties fo:background-color="#e6b8af"/>
    </style:style>
    <style:style style:name="T151_72" style:family="text">
      <style:text-properties fo:background-color="#e6b8af"/>
    </style:style>
    <style:style style:name="T151_73" style:family="text">
      <style:text-properties fo:background-color="#e6b8af"/>
    </style:style>
    <style:style style:name="T151_74" style:family="text">
      <style:text-properties fo:background-color="#e6b8af"/>
    </style:style>
    <style:style style:name="T151_75" style:family="text">
      <style:text-properties fo:background-color="#e6b8af"/>
    </style:style>
    <style:style style:name="T151_76" style:family="text">
      <style:text-properties fo:background-color="#e6b8af"/>
    </style:style>
    <style:style style:name="T151_77" style:family="text">
      <style:text-properties fo:background-color="#e6b8af"/>
    </style:style>
    <style:style style:name="T151_78" style:family="text">
      <style:text-properties fo:background-color="#e6b8af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P158" style:family="paragraph" style:parent-style-name="Standard">
      <style:paragraph-properties fo:break-before="auto" fo:line-height="115%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P159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8" style:family="table-column">
      <style:table-column-properties style:column-width="5.503cm"/>
    </style:style>
    <style:style style:name="Column9" style:family="table-column">
      <style:table-column-properties style:column-width="5.503cm"/>
    </style:style>
    <style:style style:name="Column10" style:family="table-column">
      <style:table-column-properties style:column-width="5.503cm"/>
    </style:style>
    <style:style style:name="Row19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weight="bold" style:font-weight-asian="bold" style:font-weight-complex="bold" style:text-underline-style="solid" style:text-underline-color="font-color"/>
    </style:style>
    <style:style style:name="T168_2" style:family="text">
      <style:text-properties fo:font-weight="bold" style:font-weight-asian="bold" style:font-weight-complex="bold" style:text-underline-style="solid" style:text-underline-color="font-color"/>
    </style:style>
    <style:style style:name="T168_3" style:family="text">
      <style:text-properties fo:font-weight="bold" style:font-weight-asian="bold" style:font-weight-complex="bold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>
      <style:text-properties fo:font-weight="bold" style:font-weight-asian="bold" style:font-weight-complex="bold"/>
    </style:style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P172" style:family="paragraph" style:parent-style-name="Standard">
      <style:paragraph-properties fo:break-before="page" fo:line-height="115%" style:writing-mode="lr-tb"/>
    </style:style>
    <style:style style:name="T172_1" style:family="text">
      <style:text-properties fo:font-weight="bold" style:font-weight-asian="bold" style:font-weight-complex="bold" style:text-underline-style="solid" style:text-underline-color="font-color"/>
    </style:style>
    <style:style style:name="T172_2" style:family="text">
      <style:text-properties fo:font-weight="bold" style:font-weight-asian="bold" style:font-weight-complex="bold" style:text-underline-style="solid" style:text-underline-color="font-color"/>
    </style:style>
    <style:style style:name="T172_3" style:family="text">
      <style:text-properties fo:font-weight="bold" style:font-weight-asian="bold" style:font-weight-complex="bold" style:text-underline-style="solid" style:text-underline-color="font-color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P175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cm"/>
    </style:style>
    <style:style style:name="Column11" style:family="table-column">
      <style:table-column-properties style:column-width="5.503cm"/>
    </style:style>
    <style:style style:name="Column12" style:family="table-column">
      <style:table-column-properties style:column-width="5.503cm"/>
    </style:style>
    <style:style style:name="Column13" style:family="table-column">
      <style:table-column-properties style:column-width="5.503cm"/>
    </style:style>
    <style:style style:name="Row20" style:family="table-row"/>
    <style:style style:name="Cell13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fo:background-color="#e6b8a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33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4" style:family="table-cell">
      <style:table-cell-properties fo:background-color="#a4c2f4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5" style:family="table-cell">
      <style:table-cell-properties fo:background-color="#e6b8a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36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39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fo:background-color="#e6b8a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42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fo:background-color="#e6b8a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break-before="auto" fo:text-indent="0cm" fo:line-height="115%" fo:margin-left="0cm" style:writing-mode="lr-tb"/>
    </style:style>
    <style:style style:name="P195" style:family="paragraph" style:parent-style-name="Standard">
      <style:paragraph-properties fo:break-before="auto" fo:text-indent="0cm" fo:line-height="115%" fo:margin-lef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P196" style:family="paragraph" style:parent-style-name="Standard">
      <style:paragraph-properties fo:break-before="auto" fo:text-indent="0cm" fo:line-height="115%" fo:margin-left="0cm" style:writing-mode="lr-tb"/>
    </style:style>
    <style:style style:name="Table4" style:family="table">
      <style:table-properties table:align="left" style:width="16.51cm" fo:margin-left="0cm"/>
    </style:style>
    <style:style style:name="Column14" style:family="table-column">
      <style:table-column-properties style:column-width="4.366cm"/>
    </style:style>
    <style:style style:name="Column15" style:family="table-column">
      <style:table-column-properties style:column-width="12.144cm"/>
    </style:style>
    <style:style style:name="Row25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break-before="auto" fo:text-indent="0cm" fo:line-height="115%" fo:margin-left="0cm" style:writing-mode="lr-tb"/>
    </style:style>
    <style:style style:name="P212" style:family="paragraph" style:parent-style-name="Standard">
      <style:paragraph-properties fo:break-before="auto" fo:text-indent="0cm" fo:line-height="115%" fo:margin-left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P213" style:family="paragraph" style:parent-style-name="Standard">
      <style:paragraph-properties fo:break-before="auto" fo:text-indent="0cm" fo:line-height="115%" fo:margin-left="0cm" style:writing-mode="lr-tb"/>
    </style:style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>
      <style:text-properties fo:background-color="#d9ead3"/>
    </style:style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>
      <style:text-properties fo:background-color="#a4c2f4"/>
    </style:style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P216" style:family="paragraph" style:parent-style-name="Standard">
      <style:paragraph-properties fo:break-before="auto" fo:line-height="115%" fo:margin-top="0cm" fo:margin-bottom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>
      <style:text-properties fo:font-weight="bold" style:font-weight-asian="bold" style:font-weight-complex="bold"/>
    </style:style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>
      <style:text-properties fo:font-weight="bold" style:font-weight-asian="bold" style:font-weight-complex="bold"/>
    </style:style>
    <style:style style:name="T216_42" style:family="text"/>
    <style:style style:name="P217" style:family="paragraph" style:parent-style-name="Standard">
      <style:paragraph-properties fo:break-before="auto" fo:text-indent="0cm" fo:line-height="115%" fo:margin-left="0cm" style:writing-mode="lr-tb"/>
    </style:style>
    <style:style style:name="P218" style:family="paragraph" style:parent-style-name="Standard">
      <style:paragraph-properties fo:break-before="auto" fo:text-indent="0cm" fo:line-height="115%" fo:margin-left="0cm" style:writing-mode="lr-tb"/>
    </style:style>
    <style:style style:name="P219" style:family="paragraph" style:parent-style-name="Standard">
      <style:paragraph-properties fo:break-before="auto" fo:text-indent="0cm" fo:line-height="115%" fo:margin-left="0cm" style:writing-mode="lr-tb"/>
    </style:style>
    <style:style style:name="T219_1" style:family="text">
      <style:text-properties fo:font-weight="bold" style:font-weight-asian="bold" style:font-weight-complex="bold" style:text-underline-style="solid" style:text-underline-color="font-color"/>
    </style:style>
    <style:style style:name="T219_2" style:family="text">
      <style:text-properties fo:font-weight="bold" style:font-weight-asian="bold" style:font-weight-complex="bold" style:text-underline-style="solid" style:text-underline-color="font-color"/>
    </style:style>
    <style:style style:name="T219_3" style:family="text">
      <style:text-properties fo:font-weight="bold" style:font-weight-asian="bold" style:font-weight-complex="bold" style:text-underline-style="solid" style:text-underline-color="font-color"/>
    </style:style>
    <style:style style:name="P220" style:family="paragraph" style:parent-style-name="Standard">
      <style:paragraph-properties fo:break-before="auto" fo:text-indent="0cm" fo:line-height="115%" fo:margin-left="0cm" style:writing-mode="lr-tb"/>
    </style:style>
    <style:style style:name="P221" style:family="paragraph" style:parent-style-name="Standard">
      <style:paragraph-properties fo:break-before="auto" fo:text-indent="0cm" fo:line-height="115%" fo:margin-left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P222" style:family="paragraph" style:parent-style-name="Standard">
      <style:paragraph-properties fo:break-before="auto" fo:text-indent="0cm" fo:line-height="115%" fo:margin-left="0cm" style:writing-mode="lr-tb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P224" style:family="paragraph" style:parent-style-name="Standard">
      <style:paragraph-properties fo:break-before="auto" fo:line-height="115%" fo:margin-top="0cm" fo:margin-bottom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font-weight="bold" style:font-weight-asian="bold" style:font-weight-complex="bold" style:text-underline-style="solid" style:text-underline-color="font-color"/>
    </style:style>
    <style:style style:name="T226_2" style:family="text">
      <style:text-properties fo:font-weight="bold" style:font-weight-asian="bold" style:font-weight-complex="bold" style:text-underline-style="solid" style:text-underline-color="font-color"/>
    </style:style>
    <style:style style:name="T226_3" style:family="text">
      <style:text-properties fo:font-weight="bold" style:font-weight-asian="bold" style:font-weight-complex="bold" style:text-underline-style="solid" style:text-underline-color="font-color"/>
    </style:style>
    <style:style style:name="P22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P234" style:family="paragraph" style:parent-style-name="Standard">
      <style:paragraph-properties fo:break-before="auto" fo:line-height="115%" fo:margin-top="0cm" fo:margin-bottom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weight="bold" style:font-weight-asian="bold" style:font-weight-complex="bold" style:text-underline-style="solid" style:text-underline-color="font-color"/>
    </style:style>
    <style:style style:name="T237_2" style:family="text">
      <style:text-properties fo:font-weight="bold" style:font-weight-asian="bold" style:font-weight-complex="bold" style:text-underline-style="solid" style:text-underline-color="font-color"/>
    </style:style>
    <style:style style:name="T237_3" style:family="text">
      <style:text-properties fo:font-weight="bold" style:font-weight-asian="bold" style:font-weight-complex="bold" style:text-underline-style="solid" style:text-underline-color="font-color"/>
    </style:style>
    <style:style style:name="T237_4" style:family="text">
      <style:text-properties fo:font-weight="bold" style:font-weight-asian="bold" style:font-weight-complex="bold" style:text-underline-style="solid" style:text-underline-color="font-color"/>
    </style:style>
    <style:style style:name="T237_5" style:family="text">
      <style:text-properties fo:font-weight="bold" style:font-weight-asian="bold" style:font-weight-complex="bold" style:text-underline-style="solid" style:text-underline-color="font-color"/>
    </style:style>
    <style:style style:name="T237_6" style:family="text">
      <style:text-properties fo:font-weight="bold" style:font-weight-asian="bold" style:font-weight-complex="bold" style:text-underline-style="solid" style:text-underline-color="font-color"/>
    </style:style>
    <style:style style:name="T237_7" style:family="text">
      <style:text-properties fo:font-weight="bold" style:font-weight-asian="bold" style:font-weight-complex="bold" style:text-underline-style="solid" style:text-underline-color="font-color"/>
    </style:style>
    <style:style style:name="T237_8" style:family="text">
      <style:text-properties fo:font-weight="bold" style:font-weight-asian="bold" style:font-weight-complex="bold" style:text-underline-style="solid" style:text-underline-color="font-color"/>
    </style:style>
    <style:style style:name="T237_9" style:family="text">
      <style:text-properties fo:font-weight="bold" style:font-weight-asian="bold" style:font-weight-complex="bold" style:text-underline-style="solid" style:text-underline-color="font-color"/>
    </style:style>
    <style:style style:name="T237_10" style:family="text">
      <style:text-properties fo:font-weight="bold" style:font-weight-asian="bold" style:font-weight-complex="bold" style:text-underline-style="solid" style:text-underline-color="font-color"/>
    </style:style>
    <style:style style:name="T237_11" style:family="text">
      <style:text-properties fo:font-weight="bold" style:font-weight-asian="bold" style:font-weight-complex="bold"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>
      <style:text-properties fo:font-weight="bold" style:font-weight-asian="bold" style:font-weight-complex="bold"/>
    </style:style>
  </office:automatic-styles>
  <office:body>
    <office:text>
      <text:p text:style-name="P1"/>
      <text:p text:style-name="P2"/>
      <text:p text:style-name="P3"><text:span text:style-name="T3_1">THEME</text:span><text:span text:style-name="T3_2">:<text:s/></text:span><text:span text:style-name="T3_3">An</text:span><text:span text:style-name="T3_4"><text:s/></text:span><text:span text:style-name="T3_5">Unconventional</text:span><text:span text:style-name="T3_6"><text:s/></text:span><text:span text:style-name="T3_7">Weapon</text:span></text:p>
      <text:p text:style-name="P4"/>
      <text:p text:style-name="P5"/>
      <text:p text:style-name="P6"><text:span text:style-name="T6_1">Idea</text:span><text:span text:style-name="T6_2">:</text:span></text:p>
      <text:p text:style-name="P7"><text:span text:style-name="T7_1">Build</text:span><text:span text:style-name="T7_2"><text:s/></text:span><text:span text:style-name="T7_3">own</text:span><text:span text:style-name="T7_4"><text:s/></text:span><text:span text:style-name="T7_5">weapon</text:span><text:span text:style-name="T7_6"><text:s/></text:span><text:span text:style-name="T7_7">with</text:span><text:span text:style-name="T7_8"><text:s/></text:span><text:span text:style-name="T7_9">weird</text:span><text:span text:style-name="T7_10"><text:s/></text:span><text:span text:style-name="T7_11">items</text:span><text:span text:style-name="T7_12"><text:s/></text:span><text:span text:style-name="T7_13">found</text:span><text:span text:style-name="T7_14"><text:s/></text:span><text:span text:style-name="T7_15">on</text:span><text:span text:style-name="T7_16"><text:s/></text:span><text:span text:style-name="T7_17">the</text:span><text:span text:style-name="T7_18"><text:s/></text:span><text:span text:style-name="T7_19">map</text:span><text:span text:style-name="T7_20">.<text:s/></text:span><text:span text:style-name="T7_21">The</text:span><text:span text:style-name="T7_22"><text:s/></text:span><text:span text:style-name="T7_23">scenery</text:span><text:span text:style-name="T7_24"><text:s/></text:span><text:span text:style-name="T7_25">will</text:span><text:span text:style-name="T7_26"><text:s/></text:span><text:span text:style-name="T7_27">be</text:span><text:span text:style-name="T7_28"><text:s/></text:span><text:span text:style-name="T7_29">built</text:span><text:span text:style-name="T7_30"><text:s/></text:span><text:span text:style-name="T7_31">automatically</text:span><text:span text:style-name="T7_32">,<text:s/></text:span><text:span text:style-name="T7_33">and</text:span><text:span text:style-name="T7_34"><text:s/></text:span><text:span text:style-name="T7_35">the</text:span><text:span text:style-name="T7_36"><text:s/></text:span><text:span text:style-name="T7_37">player</text:span><text:span text:style-name="T7_38"><text:s/></text:span><text:span text:style-name="T7_39">will</text:span><text:span text:style-name="T7_40"><text:s/></text:span><text:span text:style-name="T7_41">be</text:span><text:span text:style-name="T7_42"><text:s/></text:span><text:span text:style-name="T7_43">surviving</text:span><text:span text:style-name="T7_44"><text:s/></text:span><text:span text:style-name="T7_45">against</text:span><text:span text:style-name="T7_46"><text:s/></text:span><text:span text:style-name="T7_47">horde</text:span><text:span text:style-name="T7_48"><text:s/></text:span><text:span text:style-name="T7_49">of</text:span><text:span text:style-name="T7_50"><text:s/></text:span><text:span text:style-name="T7_51">enemies</text:span><text:span text:style-name="T7_52">.<text:s/></text:span><text:span text:style-name="T7_53">The</text:span><text:span text:style-name="T7_54"><text:s/></text:span><text:span text:style-name="T7_55">character</text:span><text:span text:style-name="T7_56"><text:s/></text:span><text:span text:style-name="T7_57">must</text:span><text:span text:style-name="T7_58"><text:s/></text:span><text:span text:style-name="T7_59">have</text:span><text:span text:style-name="T7_60"><text:s/></text:span><text:span text:style-name="T7_61">weird</text:span><text:span text:style-name="T7_62"><text:s/></text:span><text:span text:style-name="T7_63">appearance</text:span><text:span text:style-name="T7_64"><text:s/></text:span><text:span text:style-name="T7_65">too</text:span><text:span text:style-name="T7_66">..<text:s/></text:span><text:span text:style-name="T7_67">Like</text:span><text:span text:style-name="T7_68"><text:s/></text:span><text:span text:style-name="T7_69">a</text:span><text:span text:style-name="T7_70"><text:s/></text:span><text:span text:style-name="T7_71">crazy</text:span><text:span text:style-name="T7_72"><text:s/></text:span><text:span text:style-name="T7_73">person</text:span><text:span text:style-name="T7_74">.</text:span></text:p>
      <text:p text:style-name="P8"/>
      <text:p text:style-name="P9"><text:span text:style-name="T9_1">STORY</text:span></text:p>
      <text:p text:style-name="P10"/>
      <text:p text:style-name="P11"><text:span text:style-name="T11_1">After</text:span><text:span text:style-name="T11_2"><text:s/></text:span><text:span text:style-name="T11_3">hours</text:span><text:span text:style-name="T11_4"><text:s/></text:span><text:span text:style-name="T11_5">trying</text:span><text:span text:style-name="T11_6"><text:s/></text:span><text:span text:style-name="T11_7">to</text:span><text:span text:style-name="T11_8"><text:s/></text:span><text:span text:style-name="T11_9">develop</text:span><text:span text:style-name="T11_10"><text:s/></text:span><text:span text:style-name="T11_11">something</text:span><text:span text:style-name="T11_12"><text:s/></text:span><text:span text:style-name="T11_13">interesting</text:span><text:span text:style-name="T11_14"><text:s/></text:span><text:span text:style-name="T11_15">for</text:span><text:span text:style-name="T11_16"><text:s/></text:span><text:span text:style-name="T11_17">LudumDare</text:span><text:span text:style-name="T11_18">,<text:s/></text:span><text:span text:style-name="T11_19">the</text:span><text:span text:style-name="T11_20"><text:s/></text:span><text:span text:style-name="T11_21">protagonist</text:span><text:span text:style-name="T11_22"><text:s/></text:span><text:span text:style-name="T11_23">starts</text:span><text:span text:style-name="T11_24"><text:s/></text:span><text:span text:style-name="T11_25">to</text:span><text:span text:style-name="T11_26"><text:s/></text:span><text:span text:style-name="T11_27">get</text:span><text:span text:style-name="T11_28"><text:s/></text:span><text:span text:style-name="T11_29">crazy</text:span><text:span text:style-name="T11_30">.<text:s/></text:span><text:span text:style-name="T11_31">His</text:span><text:span text:style-name="T11_32"><text:s/></text:span><text:span text:style-name="T11_33">world</text:span><text:span text:style-name="T11_34"><text:s/></text:span><text:span text:style-name="T11_35">is</text:span><text:span text:style-name="T11_36"><text:s/></text:span><text:span text:style-name="T11_37">transformed</text:span><text:span text:style-name="T11_38"><text:s/></text:span><text:span text:style-name="T11_39">into</text:span><text:span text:style-name="T11_40"><text:s/></text:span><text:span text:style-name="T11_41">a</text:span><text:span text:style-name="T11_42"><text:s/></text:span><text:span text:style-name="T11_43">live</text:span><text:span text:style-name="T11_44"><text:s/></text:span><text:span text:style-name="T11_45">world</text:span><text:span text:style-name="T11_46">,<text:s/></text:span><text:span text:style-name="T11_47">different</text:span><text:span text:style-name="T11_48"><text:s/></text:span><text:span text:style-name="T11_49">from</text:span><text:span text:style-name="T11_50"><text:s/></text:span><text:span text:style-name="T11_51">his</text:span><text:span text:style-name="T11_52"><text:s/></text:span><text:span text:style-name="T11_53">solitary</text:span><text:span text:style-name="T11_54"><text:s/></text:span><text:span text:style-name="T11_55">office</text:span><text:span text:style-name="T11_56">.<text:s/></text:span><text:span text:style-name="T11_57">But</text:span><text:span text:style-name="T11_58"><text:s/></text:span><text:span text:style-name="T11_59">one</text:span><text:span text:style-name="T11_60"><text:s/></text:span><text:span text:style-name="T11_61">time</text:span><text:span text:style-name="T11_62"><text:s/></text:span><text:span text:style-name="T11_63">he</text:span><text:span text:style-name="T11_64"><text:s/></text:span><text:span text:style-name="T11_65">is</text:span><text:span text:style-name="T11_66"><text:s/></text:span><text:span text:style-name="T11_67">crazy</text:span><text:span text:style-name="T11_68">,<text:s/></text:span><text:span text:style-name="T11_69">he</text:span><text:span text:style-name="T11_70"><text:s/></text:span><text:span text:style-name="T11_71">doesn</text:span><text:span text:style-name="T11_72">’</text:span><text:span text:style-name="T11_73">t</text:span><text:span text:style-name="T11_74"><text:s/></text:span><text:span text:style-name="T11_75">feel</text:span><text:span text:style-name="T11_76"><text:s/></text:span><text:span text:style-name="T11_77">comfortable</text:span><text:span text:style-name="T11_78"><text:s/></text:span><text:span text:style-name="T11_79">with</text:span><text:span text:style-name="T11_80"><text:s/></text:span><text:span text:style-name="T11_81">all</text:span><text:span text:style-name="T11_82"><text:s/></text:span><text:span text:style-name="T11_83">that</text:span><text:span text:style-name="T11_84"><text:s/>“</text:span><text:span text:style-name="T11_85">animations</text:span><text:span text:style-name="T11_86">”<text:s/></text:span><text:span text:style-name="T11_87">around</text:span><text:span text:style-name="T11_88"><text:s/></text:span><text:span text:style-name="T11_89">him</text:span><text:span text:style-name="T11_90">.<text:s/></text:span><text:span text:style-name="T11_91">The</text:span><text:span text:style-name="T11_92"><text:s/></text:span><text:span text:style-name="T11_93">only</text:span><text:span text:style-name="T11_94"><text:s/></text:span><text:span text:style-name="T11_95">thing</text:span><text:span text:style-name="T11_96"><text:s/></text:span><text:span text:style-name="T11_97">he</text:span><text:span text:style-name="T11_98"><text:s/></text:span><text:span text:style-name="T11_99">can</text:span><text:span text:style-name="T11_100"><text:s/></text:span><text:span text:style-name="T11_101">think</text:span><text:span text:style-name="T11_102"><text:s/></text:span><text:span text:style-name="T11_103">is</text:span><text:span text:style-name="T11_104"><text:s/></text:span><text:span text:style-name="T11_105">how</text:span><text:span text:style-name="T11_106"><text:s/></text:span><text:span text:style-name="T11_107">to</text:span><text:span text:style-name="T11_108"><text:s/></text:span><text:span text:style-name="T11_109">get</text:span><text:span text:style-name="T11_110"><text:s/></text:span><text:span text:style-name="T11_111">over</text:span><text:span text:style-name="T11_112"><text:s/></text:span><text:span text:style-name="T11_113">with</text:span><text:span text:style-name="T11_114"><text:s/></text:span><text:span text:style-name="T11_115">all</text:span><text:span text:style-name="T11_116"><text:s/></text:span><text:span text:style-name="T11_117">the</text:span><text:span text:style-name="T11_118"><text:s/></text:span><text:span text:style-name="T11_119">animation</text:span><text:span text:style-name="T11_120"><text:s/></text:span><text:span text:style-name="T11_121">that</text:span><text:span text:style-name="T11_122"><text:s/></text:span><text:span text:style-name="T11_123">is</text:span><text:span text:style-name="T11_124"><text:s/></text:span><text:span text:style-name="T11_125">causing</text:span><text:span text:style-name="T11_126"><text:s/></text:span><text:span text:style-name="T11_127">distraction</text:span><text:span text:style-name="T11_128"><text:s/></text:span><text:span text:style-name="T11_129">and</text:span><text:span text:style-name="T11_130"><text:s/></text:span><text:span text:style-name="T11_131">preventing</text:span><text:span text:style-name="T11_132"><text:s/></text:span><text:span text:style-name="T11_133">him</text:span><text:span text:style-name="T11_134"><text:s/></text:span><text:span text:style-name="T11_135">from</text:span><text:span text:style-name="T11_136"><text:s/></text:span><text:span text:style-name="T11_137">finishing</text:span><text:span text:style-name="T11_138"><text:s/></text:span><text:span text:style-name="T11_139">his</text:span><text:span text:style-name="T11_140"><text:s/></text:span><text:span text:style-name="T11_141">project</text:span><text:span text:style-name="T11_142">.<text:s/></text:span></text:p>
      <text:p text:style-name="P12"/>
      <text:p text:style-name="P13"><text:span text:style-name="T13_1">MECHANICS</text:span></text:p>
      <text:p text:style-name="P14"/>
      <text:p text:style-name="P15"><text:span text:style-name="T15_1">It</text:span><text:span text:style-name="T15_2">'</text:span><text:span text:style-name="T15_3">s</text:span><text:span text:style-name="T15_4"><text:s/></text:span><text:span text:style-name="T15_5">necessary</text:span><text:span text:style-name="T15_6"><text:s/></text:span><text:span text:style-name="T15_7">to</text:span><text:span text:style-name="T15_8"><text:s/></text:span><text:span text:style-name="T15_9">collect</text:span><text:span text:style-name="T15_10"><text:s/></text:span><text:span text:style-name="T15_11">unconventional</text:span><text:span text:style-name="T15_12"><text:s/></text:span><text:span text:style-name="T15_13">resources</text:span><text:span text:style-name="T15_14"><text:s/></text:span><text:span text:style-name="T15_15">listed</text:span><text:span text:style-name="T15_16"><text:s/></text:span><text:span text:style-name="T15_17">in</text:span><text:span text:style-name="T15_18"><text:s/></text:span><text:span text:style-name="T15_19">the</text:span><text:span text:style-name="T15_20"><text:s/></text:span><text:span text:style-name="T15_21">table</text:span><text:span text:style-name="T15_22"><text:s/></text:span><text:span text:style-name="T15_23">below</text:span><text:span text:style-name="T15_24">:</text:span></text:p>
      <text:p text:style-name="P16"/>
      <text:p text:style-name="P17"><text:span text:style-name="T17_1">Item</text:span><text:span text:style-name="T17_2"><text:s/></text:span><text:span text:style-name="T17_3">type</text:span><text:span text:style-name="T17_4"><text:s/></text:span><text:span text:style-name="T17_5">table</text:span><text:span text:style-name="T17_6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">
          <table:table-cell table:style-name="Cell1">
            <text:p text:style-name="P18"><text:span text:style-name="T18_1">Item</text:span><text:span text:style-name="T18_2"><text:s/></text:span><text:span text:style-name="T18_3">Name</text:span></text:p>
          </table:table-cell>
          <table:table-cell table:style-name="Cell2">
            <text:p text:style-name="P19"><text:span text:style-name="T19_1">Density</text:span></text:p>
          </table:table-cell>
          <table:table-cell table:style-name="Cell3">
            <text:p text:style-name="P20"><text:span text:style-name="T20_1">Elasticity</text:span></text:p>
          </table:table-cell>
          <table:table-cell table:style-name="Cell4">
            <text:p text:style-name="P21"><text:span text:style-name="T21_1">Combustion</text:span></text:p>
          </table:table-cell>
          <table:table-cell table:style-name="Cell5">
            <text:p text:style-name="P22"><text:span text:style-name="T22_1">Adhesiveness</text:span></text:p>
          </table:table-cell>
          <table:table-cell table:style-name="Cell6">
            <text:p text:style-name="P23"><text:span text:style-name="T23_1">Granularity</text:span></text:p>
          </table:table-cell>
          <table:table-cell table:style-name="Cell7">
            <text:p text:style-name="P24"><text:span text:style-name="T24_1">Capacity</text:span></text:p>
          </table:table-cell>
        </table:table-row>
        <table:table-row table:style-name="Row2">
          <table:table-cell table:style-name="Cell8">
            <text:p text:style-name="P25"><text:span text:style-name="T25_1">Dry</text:span><text:span text:style-name="T25_2"><text:s/></text:span><text:span text:style-name="T25_3">Fossilized</text:span><text:span text:style-name="T25_4"><text:s/></text:span><text:span text:style-name="T25_5">Branch</text:span></text:p>
          </table:table-cell>
          <table:table-cell table:style-name="Cell9">
            <text:p text:style-name="P26"><text:span text:style-name="T26_1">0.7</text:span></text:p>
          </table:table-cell>
          <table:table-cell table:style-name="Cell10">
            <text:p text:style-name="P27"><text:span text:style-name="T27_1">0</text:span></text:p>
          </table:table-cell>
          <table:table-cell table:style-name="Cell11">
            <text:p text:style-name="P28"><text:span text:style-name="T28_1">0</text:span></text:p>
          </table:table-cell>
          <table:table-cell table:style-name="Cell12">
            <text:p text:style-name="P29"><text:span text:style-name="T29_1">0</text:span></text:p>
          </table:table-cell>
          <table:table-cell table:style-name="Cell13">
            <text:p text:style-name="P30"><text:span text:style-name="T30_1">0</text:span></text:p>
          </table:table-cell>
          <table:table-cell table:style-name="Cell14">
            <text:p text:style-name="P31"><text:span text:style-name="T31_1">0.1</text:span></text:p>
          </table:table-cell>
        </table:table-row>
        <table:table-row table:style-name="Row3">
          <table:table-cell table:style-name="Cell15">
            <text:p text:style-name="P32"><text:span text:style-name="T32_1">Old</text:span><text:span text:style-name="T32_2"><text:s/></text:span><text:span text:style-name="T32_3">Used</text:span><text:span text:style-name="T32_4"><text:s/></text:span><text:span text:style-name="T32_5">Bandage</text:span></text:p>
          </table:table-cell>
          <table:table-cell table:style-name="Cell16">
            <text:p text:style-name="P33"><text:span text:style-name="T33_1">0.2</text:span></text:p>
          </table:table-cell>
          <table:table-cell table:style-name="Cell17">
            <text:p text:style-name="P34"><text:span text:style-name="T34_1">0.1</text:span></text:p>
          </table:table-cell>
          <table:table-cell table:style-name="Cell18">
            <text:p text:style-name="P35"><text:span text:style-name="T35_1">0.1</text:span></text:p>
          </table:table-cell>
          <table:table-cell table:style-name="Cell19">
            <text:p text:style-name="P36"><text:span text:style-name="T36_1">1</text:span></text:p>
          </table:table-cell>
          <table:table-cell table:style-name="Cell20">
            <text:p text:style-name="P37"><text:span text:style-name="T37_1">0</text:span></text:p>
          </table:table-cell>
          <table:table-cell table:style-name="Cell21">
            <text:p text:style-name="P38"><text:span text:style-name="T38_1">0</text:span></text:p>
          </table:table-cell>
        </table:table-row>
        <table:table-row table:style-name="Row4">
          <table:table-cell table:style-name="Cell22">
            <text:p text:style-name="P39"><text:span text:style-name="T39_1">Drunk</text:span><text:span text:style-name="T39_2"><text:s/></text:span><text:span text:style-name="T39_3">Breath</text:span></text:p>
          </table:table-cell>
          <table:table-cell table:style-name="Cell23">
            <text:p text:style-name="P40"><text:span text:style-name="T40_1">0</text:span></text:p>
          </table:table-cell>
          <table:table-cell table:style-name="Cell24">
            <text:p text:style-name="P41"><text:span text:style-name="T41_1">0</text:span></text:p>
          </table:table-cell>
          <table:table-cell table:style-name="Cell25">
            <text:p text:style-name="P42"><text:span text:style-name="T42_1">1</text:span></text:p>
          </table:table-cell>
          <table:table-cell table:style-name="Cell26">
            <text:p text:style-name="P43"><text:span text:style-name="T43_1">0</text:span></text:p>
          </table:table-cell>
          <table:table-cell table:style-name="Cell27">
            <text:p text:style-name="P44"><text:span text:style-name="T44_1">0</text:span></text:p>
          </table:table-cell>
          <table:table-cell table:style-name="Cell28">
            <text:p text:style-name="P45"><text:span text:style-name="T45_1">0</text:span></text:p>
          </table:table-cell>
        </table:table-row>
        <table:table-row table:style-name="Row5">
          <table:table-cell table:style-name="Cell29">
            <text:p text:style-name="P46"><text:span text:style-name="T46_1">Political</text:span><text:span text:style-name="T46_2"><text:s/></text:span><text:span text:style-name="T46_3">Campaign</text:span><text:span text:style-name="T46_4"><text:s/></text:span><text:span text:style-name="T46_5">Trash</text:span></text:p>
          </table:table-cell>
          <table:table-cell table:style-name="Cell30">
            <text:p text:style-name="P47"><text:span text:style-name="T47_1">0.5</text:span></text:p>
          </table:table-cell>
          <table:table-cell table:style-name="Cell31">
            <text:p text:style-name="P48"><text:span text:style-name="T48_1">0</text:span></text:p>
          </table:table-cell>
          <table:table-cell table:style-name="Cell32">
            <text:p text:style-name="P49"><text:span text:style-name="T49_1">1</text:span></text:p>
          </table:table-cell>
          <table:table-cell table:style-name="Cell33">
            <text:p text:style-name="P50"><text:span text:style-name="T50_1">0</text:span></text:p>
          </table:table-cell>
          <table:table-cell table:style-name="Cell34">
            <text:p text:style-name="P51"><text:span text:style-name="T51_1">0</text:span></text:p>
          </table:table-cell>
          <table:table-cell table:style-name="Cell35">
            <text:p text:style-name="P52"><text:span text:style-name="T52_1">0</text:span></text:p>
          </table:table-cell>
        </table:table-row>
        <table:table-row table:style-name="Row6">
          <table:table-cell table:style-name="Cell36">
            <text:p text:style-name="P53"><text:span text:style-name="T53_1">Beer</text:span><text:span text:style-name="T53_2"><text:s/></text:span><text:span text:style-name="T53_3">Can</text:span></text:p>
          </table:table-cell>
          <table:table-cell table:style-name="Cell37">
            <text:p text:style-name="P54"><text:span text:style-name="T54_1">1</text:span></text:p>
          </table:table-cell>
          <table:table-cell table:style-name="Cell38">
            <text:p text:style-name="P55"><text:span text:style-name="T55_1">0</text:span></text:p>
          </table:table-cell>
          <table:table-cell table:style-name="Cell39">
            <text:p text:style-name="P56"><text:span text:style-name="T56_1">0</text:span></text:p>
          </table:table-cell>
          <table:table-cell table:style-name="Cell40">
            <text:p text:style-name="P57"><text:span text:style-name="T57_1">0</text:span></text:p>
          </table:table-cell>
          <table:table-cell table:style-name="Cell41">
            <text:p text:style-name="P58"><text:span text:style-name="T58_1">0</text:span></text:p>
          </table:table-cell>
          <table:table-cell table:style-name="Cell42">
            <text:p text:style-name="P59"><text:span text:style-name="T59_1">0.4</text:span></text:p>
          </table:table-cell>
        </table:table-row>
        <table:table-row table:style-name="Row7">
          <table:table-cell table:style-name="Cell43">
            <text:p text:style-name="P60"><text:span text:style-name="T60_1">Spit</text:span></text:p>
          </table:table-cell>
          <table:table-cell table:style-name="Cell44">
            <text:p text:style-name="P61"><text:span text:style-name="T61_1">0.2</text:span></text:p>
          </table:table-cell>
          <table:table-cell table:style-name="Cell45">
            <text:p text:style-name="P62"><text:span text:style-name="T62_1">0</text:span></text:p>
          </table:table-cell>
          <table:table-cell table:style-name="Cell46">
            <text:p text:style-name="P63"><text:span text:style-name="T63_1">0</text:span></text:p>
          </table:table-cell>
          <table:table-cell table:style-name="Cell47">
            <text:p text:style-name="P64"><text:span text:style-name="T64_1">0.5</text:span></text:p>
          </table:table-cell>
          <table:table-cell table:style-name="Cell48">
            <text:p text:style-name="P65"><text:span text:style-name="T65_1">0</text:span></text:p>
          </table:table-cell>
          <table:table-cell table:style-name="Cell49">
            <text:p text:style-name="P66"><text:span text:style-name="T66_1">0</text:span></text:p>
          </table:table-cell>
        </table:table-row>
        <table:table-row table:style-name="Row8">
          <table:table-cell table:style-name="Cell50">
            <text:p text:style-name="P67"><text:span text:style-name="T67_1">Piss</text:span></text:p>
          </table:table-cell>
          <table:table-cell table:style-name="Cell51">
            <text:p text:style-name="P68"><text:span text:style-name="T68_1">0.1</text:span></text:p>
          </table:table-cell>
          <table:table-cell table:style-name="Cell52">
            <text:p text:style-name="P69"><text:span text:style-name="T69_1">0</text:span></text:p>
          </table:table-cell>
          <table:table-cell table:style-name="Cell53">
            <text:p text:style-name="P70"><text:span text:style-name="T70_1">0</text:span></text:p>
          </table:table-cell>
          <table:table-cell table:style-name="Cell54">
            <text:p text:style-name="P71"><text:span text:style-name="T71_1">0</text:span></text:p>
          </table:table-cell>
          <table:table-cell table:style-name="Cell55">
            <text:p text:style-name="P72"><text:span text:style-name="T72_1">0</text:span></text:p>
          </table:table-cell>
          <table:table-cell table:style-name="Cell56">
            <text:p text:style-name="P73"><text:span text:style-name="T73_1">0</text:span></text:p>
          </table:table-cell>
        </table:table-row>
        <table:table-row table:style-name="Row9">
          <table:table-cell table:style-name="Cell57">
            <text:p text:style-name="P74"><text:span text:style-name="T74_1">Poop</text:span></text:p>
          </table:table-cell>
          <table:table-cell table:style-name="Cell58">
            <text:p text:style-name="P75"><text:span text:style-name="T75_1">0.7</text:span></text:p>
          </table:table-cell>
          <table:table-cell table:style-name="Cell59">
            <text:p text:style-name="P76"><text:span text:style-name="T76_1">0.2</text:span></text:p>
          </table:table-cell>
          <table:table-cell table:style-name="Cell60">
            <text:p text:style-name="P77"><text:span text:style-name="T77_1">0</text:span></text:p>
          </table:table-cell>
          <table:table-cell table:style-name="Cell61">
            <text:p text:style-name="P78"><text:span text:style-name="T78_1">0.4</text:span></text:p>
          </table:table-cell>
          <table:table-cell table:style-name="Cell62">
            <text:p text:style-name="P79"><text:span text:style-name="T79_1">1.1</text:span></text:p>
          </table:table-cell>
          <table:table-cell table:style-name="Cell63">
            <text:p text:style-name="P80"><text:span text:style-name="T80_1">0</text:span></text:p>
          </table:table-cell>
        </table:table-row>
        <table:table-row table:style-name="Row10">
          <table:table-cell table:style-name="Cell64">
            <text:p text:style-name="P81"><text:span text:style-name="T81_1">Fart</text:span></text:p>
          </table:table-cell>
          <table:table-cell table:style-name="Cell65">
            <text:p text:style-name="P82"><text:span text:style-name="T82_1">0</text:span></text:p>
          </table:table-cell>
          <table:table-cell table:style-name="Cell66">
            <text:p text:style-name="P83"><text:span text:style-name="T83_1">0</text:span></text:p>
          </table:table-cell>
          <table:table-cell table:style-name="Cell67">
            <text:p text:style-name="P84"><text:span text:style-name="T84_1">0.8</text:span></text:p>
          </table:table-cell>
          <table:table-cell table:style-name="Cell68">
            <text:p text:style-name="P85"><text:span text:style-name="T85_1">0</text:span></text:p>
          </table:table-cell>
          <table:table-cell table:style-name="Cell69">
            <text:p text:style-name="P86"><text:span text:style-name="T86_1">0</text:span></text:p>
          </table:table-cell>
          <table:table-cell table:style-name="Cell70">
            <text:p text:style-name="P87"><text:span text:style-name="T87_1">0</text:span></text:p>
          </table:table-cell>
        </table:table-row>
        <table:table-row table:style-name="Row11">
          <table:table-cell table:style-name="Cell71">
            <text:p text:style-name="P88"><text:span text:style-name="T88_1">Hair</text:span><text:span text:style-name="T88_2"><text:s/></text:span><text:span text:style-name="T88_3">Tie</text:span></text:p>
          </table:table-cell>
          <table:table-cell table:style-name="Cell72">
            <text:p text:style-name="P89"><text:span text:style-name="T89_1">0.3</text:span></text:p>
          </table:table-cell>
          <table:table-cell table:style-name="Cell73">
            <text:p text:style-name="P90"><text:span text:style-name="T90_1">0.8</text:span></text:p>
          </table:table-cell>
          <table:table-cell table:style-name="Cell74">
            <text:p text:style-name="P91"><text:span text:style-name="T91_1">0.2</text:span></text:p>
          </table:table-cell>
          <table:table-cell table:style-name="Cell75">
            <text:p text:style-name="P92"><text:span text:style-name="T92_1">0.5</text:span></text:p>
          </table:table-cell>
          <table:table-cell table:style-name="Cell76">
            <text:p text:style-name="P93"><text:span text:style-name="T93_1">0</text:span></text:p>
          </table:table-cell>
          <table:table-cell table:style-name="Cell77">
            <text:p text:style-name="P94"><text:span text:style-name="T94_1">0</text:span></text:p>
          </table:table-cell>
        </table:table-row>
        <table:table-row table:style-name="Row12">
          <table:table-cell table:style-name="Cell78">
            <text:p text:style-name="P95"><text:span text:style-name="T95_1">Flubber</text:span></text:p>
          </table:table-cell>
          <table:table-cell table:style-name="Cell79">
            <text:p text:style-name="P96"><text:span text:style-name="T96_1">0.5</text:span></text:p>
          </table:table-cell>
          <table:table-cell table:style-name="Cell80">
            <text:p text:style-name="P97"><text:span text:style-name="T97_1">1</text:span></text:p>
          </table:table-cell>
          <table:table-cell table:style-name="Cell81">
            <text:p text:style-name="P98"><text:span text:style-name="T98_1">0.9</text:span></text:p>
          </table:table-cell>
          <table:table-cell table:style-name="Cell82">
            <text:p text:style-name="P99"><text:span text:style-name="T99_1">0.8</text:span></text:p>
          </table:table-cell>
          <table:table-cell table:style-name="Cell83">
            <text:p text:style-name="P100"><text:span text:style-name="T100_1">1.6</text:span></text:p>
          </table:table-cell>
          <table:table-cell table:style-name="Cell84">
            <text:p text:style-name="P101"><text:span text:style-name="T101_1">0.2</text:span></text:p>
          </table:table-cell>
        </table:table-row>
        <table:table-row table:style-name="Row13">
          <table:table-cell table:style-name="Cell85">
            <text:p text:style-name="P102"><text:span text:style-name="T102_1">Dry</text:span><text:span text:style-name="T102_2"><text:s/></text:span><text:span text:style-name="T102_3">Leaves</text:span></text:p>
          </table:table-cell>
          <table:table-cell table:style-name="Cell86">
            <text:p text:style-name="P103"><text:span text:style-name="T103_1">0.3</text:span></text:p>
          </table:table-cell>
          <table:table-cell table:style-name="Cell87">
            <text:p text:style-name="P104"><text:span text:style-name="T104_1">0</text:span></text:p>
          </table:table-cell>
          <table:table-cell table:style-name="Cell88">
            <text:p text:style-name="P105"><text:span text:style-name="T105_1">0.7</text:span></text:p>
          </table:table-cell>
          <table:table-cell table:style-name="Cell89">
            <text:p text:style-name="P106"><text:span text:style-name="T106_1">1</text:span></text:p>
          </table:table-cell>
          <table:table-cell table:style-name="Cell90">
            <text:p text:style-name="P107"><text:span text:style-name="T107_1">1.2</text:span></text:p>
          </table:table-cell>
          <table:table-cell table:style-name="Cell91">
            <text:p text:style-name="P108"><text:span text:style-name="T108_1">0</text:span></text:p>
          </table:table-cell>
        </table:table-row>
        <table:table-row table:style-name="Row14">
          <table:table-cell table:style-name="Cell92">
            <text:p text:style-name="P109"><text:span text:style-name="T109_1">Underwear</text:span></text:p>
          </table:table-cell>
          <table:table-cell table:style-name="Cell93">
            <text:p text:style-name="P110"><text:span text:style-name="T110_1">0.4</text:span></text:p>
          </table:table-cell>
          <table:table-cell table:style-name="Cell94">
            <text:p text:style-name="P111"><text:span text:style-name="T111_1">0.8</text:span></text:p>
          </table:table-cell>
          <table:table-cell table:style-name="Cell95">
            <text:p text:style-name="P112"><text:span text:style-name="T112_1">0.8</text:span></text:p>
          </table:table-cell>
          <table:table-cell table:style-name="Cell96">
            <text:p text:style-name="P113"><text:span text:style-name="T113_1">0.5</text:span></text:p>
          </table:table-cell>
          <table:table-cell table:style-name="Cell97">
            <text:p text:style-name="P114"><text:span text:style-name="T114_1">0</text:span></text:p>
          </table:table-cell>
          <table:table-cell table:style-name="Cell98">
            <text:p text:style-name="P115"><text:span text:style-name="T115_1">0</text:span></text:p>
          </table:table-cell>
        </table:table-row>
        <table:table-row table:style-name="Row15">
          <table:table-cell table:style-name="Cell99">
            <text:p text:style-name="P116"><text:span text:style-name="T116_1">Old</text:span><text:span text:style-name="T116_2"><text:s/></text:span><text:span text:style-name="T116_3">Warped</text:span><text:span text:style-name="T116_4"><text:s/></text:span><text:span text:style-name="T116_5">Prosthesis</text:span></text:p>
          </table:table-cell>
          <table:table-cell table:style-name="Cell100">
            <text:p text:style-name="P117"><text:span text:style-name="T117_1">1</text:span></text:p>
          </table:table-cell>
          <table:table-cell table:style-name="Cell101">
            <text:p text:style-name="P118"><text:span text:style-name="T118_1">0</text:span></text:p>
          </table:table-cell>
          <table:table-cell table:style-name="Cell102">
            <text:p text:style-name="P119"><text:span text:style-name="T119_1">0</text:span></text:p>
          </table:table-cell>
          <table:table-cell table:style-name="Cell103">
            <text:p text:style-name="P120"><text:span text:style-name="T120_1">0</text:span></text:p>
          </table:table-cell>
          <table:table-cell table:style-name="Cell104">
            <text:p text:style-name="P121"><text:span text:style-name="T121_1">0</text:span></text:p>
          </table:table-cell>
          <table:table-cell table:style-name="Cell105">
            <text:p text:style-name="P122"><text:span text:style-name="T122_1">0</text:span></text:p>
          </table:table-cell>
        </table:table-row>
        <table:table-row table:style-name="Row16">
          <table:table-cell table:style-name="Cell106">
            <text:p text:style-name="P123"><text:span text:style-name="T123_1">Flour</text:span></text:p>
          </table:table-cell>
          <table:table-cell table:style-name="Cell107">
            <text:p text:style-name="P124"><text:span text:style-name="T124_1">1</text:span></text:p>
          </table:table-cell>
          <table:table-cell table:style-name="Cell108">
            <text:p text:style-name="P125"><text:span text:style-name="T125_1">0</text:span></text:p>
          </table:table-cell>
          <table:table-cell table:style-name="Cell109">
            <text:p text:style-name="P126"><text:span text:style-name="T126_1">0</text:span></text:p>
          </table:table-cell>
          <table:table-cell table:style-name="Cell110">
            <text:p text:style-name="P127"><text:span text:style-name="T127_1">0</text:span></text:p>
          </table:table-cell>
          <table:table-cell table:style-name="Cell111">
            <text:p text:style-name="P128"><text:span text:style-name="T128_1">1.7</text:span></text:p>
          </table:table-cell>
          <table:table-cell table:style-name="Cell112">
            <text:p text:style-name="P129"><text:span text:style-name="T129_1">0</text:span></text:p>
          </table:table-cell>
        </table:table-row>
        <table:table-row table:style-name="Row17">
          <table:table-cell table:style-name="Cell113">
            <text:p text:style-name="P130"><text:span text:style-name="T130_1">Chamber</text:span><text:span text:style-name="T130_2"><text:s/></text:span><text:span text:style-name="T130_3">Pot</text:span></text:p>
          </table:table-cell>
          <table:table-cell table:style-name="Cell114">
            <text:p text:style-name="P131"><text:span text:style-name="T131_1">1</text:span></text:p>
          </table:table-cell>
          <table:table-cell table:style-name="Cell115">
            <text:p text:style-name="P132"><text:span text:style-name="T132_1">0</text:span></text:p>
          </table:table-cell>
          <table:table-cell table:style-name="Cell116">
            <text:p text:style-name="P133"><text:span text:style-name="T133_1">0</text:span></text:p>
          </table:table-cell>
          <table:table-cell table:style-name="Cell117">
            <text:p text:style-name="P134"><text:span text:style-name="T134_1">0</text:span></text:p>
          </table:table-cell>
          <table:table-cell table:style-name="Cell118">
            <text:p text:style-name="P135"><text:span text:style-name="T135_1">0</text:span></text:p>
          </table:table-cell>
          <table:table-cell table:style-name="Cell119">
            <text:p text:style-name="P136"><text:span text:style-name="T136_1">1</text:span></text:p>
          </table:table-cell>
        </table:table-row>
        <table:table-row table:style-name="Row18">
          <table:table-cell table:style-name="Cell120">
            <text:p text:style-name="P137"><text:span text:style-name="T137_1">Antipsychotic</text:span><text:span text:style-name="T137_2"><text:s/></text:span><text:span text:style-name="T137_3">Bottle</text:span></text:p>
          </table:table-cell>
          <table:table-cell table:style-name="Cell121">
            <text:p text:style-name="P138"><text:span text:style-name="T138_1">1</text:span></text:p>
          </table:table-cell>
          <table:table-cell table:style-name="Cell122">
            <text:p text:style-name="P139"><text:span text:style-name="T139_1">0</text:span></text:p>
          </table:table-cell>
          <table:table-cell table:style-name="Cell123">
            <text:p text:style-name="P140"><text:span text:style-name="T140_1">0</text:span></text:p>
          </table:table-cell>
          <table:table-cell table:style-name="Cell124">
            <text:p text:style-name="P141"><text:span text:style-name="T141_1">0</text:span></text:p>
          </table:table-cell>
          <table:table-cell table:style-name="Cell125">
            <text:p text:style-name="P142"><text:span text:style-name="T142_1">0</text:span></text:p>
          </table:table-cell>
          <table:table-cell table:style-name="Cell126">
            <text:p text:style-name="P143"><text:span text:style-name="T143_1">0.6</text:span></text:p>
          </table:table-cell>
        </table:table-row>
      </table:table>
      <text:p text:style-name="P144"/>
      <text:p text:style-name="P145"><text:span text:style-name="T145_1">The</text:span><text:span text:style-name="T145_2"><text:s/></text:span><text:span text:style-name="T145_3">color</text:span><text:span text:style-name="T145_4"><text:s/></text:span><text:span text:style-name="T145_5">⧫<text:s/></text:span><text:span text:style-name="T145_6">lines</text:span><text:span text:style-name="T145_7"><text:s/></text:span><text:span text:style-name="T145_8">are</text:span><text:span text:style-name="T145_9"><text:s/></text:span><text:span text:style-name="T145_10">items</text:span><text:span text:style-name="T145_11">,<text:s/></text:span><text:span text:style-name="T145_12">evacuated</text:span><text:span text:style-name="T145_13"><text:s/></text:span><text:span text:style-name="T145_14">by</text:span><text:span text:style-name="T145_15"><text:s/></text:span><text:span text:style-name="T145_16">the</text:span><text:span text:style-name="T145_17"><text:s/></text:span><text:span text:style-name="T145_18">character</text:span><text:span text:style-name="T145_19"><text:s/></text:span><text:span text:style-name="T145_20">body</text:span><text:span text:style-name="T145_21">.</text:span></text:p>
      <text:p text:style-name="P146"/>
      <text:p text:style-name="P147"><text:span text:style-name="T147_1">Short</text:span><text:span text:style-name="T147_2"><text:s/></text:span><text:span text:style-name="T147_3">names</text:span><text:span text:style-name="T147_4">:<text:s/></text:span></text:p>
      <text:p text:style-name="P148"><text:span text:style-name="T148_1">Density</text:span><text:span text:style-name="T148_2"><text:s/>-<text:s/></text:span><text:span text:style-name="T148_3">DE</text:span><text:span text:style-name="T148_4">,<text:s/></text:span><text:span text:style-name="T148_5">Elasticity</text:span><text:span text:style-name="T148_6"><text:s/>-<text:s/></text:span><text:span text:style-name="T148_7">EL</text:span><text:span text:style-name="T148_8">,<text:s/></text:span><text:span text:style-name="T148_9">Combustion</text:span><text:span text:style-name="T148_10"><text:s/>-<text:s/></text:span><text:span text:style-name="T148_11">CO</text:span><text:span text:style-name="T148_12">,<text:s/></text:span><text:span text:style-name="T148_13">Adhesiveness</text:span><text:span text:style-name="T148_14"><text:s/>-<text:s/></text:span><text:span text:style-name="T148_15">AD</text:span><text:span text:style-name="T148_16">,<text:s/></text:span><text:span text:style-name="T148_17">Granularity</text:span><text:span text:style-name="T148_18"><text:s/>-<text:s/></text:span><text:span text:style-name="T148_19">GA</text:span><text:span text:style-name="T148_20">,<text:s/></text:span><text:span text:style-name="T148_21">Capacity</text:span><text:span text:style-name="T148_22"><text:s/>-<text:s/></text:span><text:span text:style-name="T148_23">CA</text:span></text:p>
      <text:p text:style-name="P149"/>
      <text:p text:style-name="P150"><text:span text:style-name="T150_1">PLUS</text:span><text:span text:style-name="T150_2"><text:s/></text:span><text:span text:style-name="T150_3">FEATURE</text:span><text:span text:style-name="T150_4">:</text:span></text:p>
      <text:p text:style-name="P151"><text:span text:style-name="T151_1">The</text:span><text:span text:style-name="T151_2"><text:s/></text:span><text:span text:style-name="T151_3">player</text:span><text:span text:style-name="T151_4"><text:s/></text:span><text:span text:style-name="T151_5">could</text:span><text:span text:style-name="T151_6"><text:s/></text:span><text:span text:style-name="T151_7">eat</text:span><text:span text:style-name="T151_8"><text:s/></text:span><text:span text:style-name="T151_9">all</text:span><text:span text:style-name="T151_10"><text:s/></text:span><text:span text:style-name="T151_11">the</text:span><text:span text:style-name="T151_12"><text:s/></text:span><text:span text:style-name="T151_13">items</text:span><text:span text:style-name="T151_14"><text:s/></text:span><text:span text:style-name="T151_15">resulting</text:span><text:span text:style-name="T151_16"><text:s/></text:span><text:span text:style-name="T151_17">on</text:span><text:span text:style-name="T151_18"><text:s/></text:span><text:span text:style-name="T151_19">his</text:span><text:span text:style-name="T151_20"><text:s/></text:span><text:span text:style-name="T151_21">body</text:span><text:span text:style-name="T151_22"><text:s/></text:span><text:span text:style-name="T151_23">to</text:span><text:span text:style-name="T151_24"><text:s/></text:span><text:span text:style-name="T151_25">generate</text:span><text:span text:style-name="T151_26"><text:s/></text:span><text:span text:style-name="T151_27">fluids</text:span><text:span text:style-name="T151_28"><text:s/></text:span><text:span text:style-name="T151_29">with</text:span><text:span text:style-name="T151_30"><text:s/></text:span><text:span text:style-name="T151_31">some</text:span><text:span text:style-name="T151_32"><text:s/></text:span><text:span text:style-name="T151_33">characteristics</text:span><text:span text:style-name="T151_34">.<text:s/></text:span><text:span text:style-name="T151_35">e</text:span><text:span text:style-name="T151_36">.</text:span><text:span text:style-name="T151_37">g</text:span><text:span text:style-name="T151_38">.<text:s/></text:span><text:span text:style-name="T151_39">If</text:span><text:span text:style-name="T151_40"><text:s/></text:span><text:span text:style-name="T151_41">the</text:span><text:span text:style-name="T151_42"><text:s/></text:span><text:span text:style-name="T151_43">body</text:span><text:span text:style-name="T151_44"><text:s/></text:span><text:span text:style-name="T151_45">has</text:span><text:span text:style-name="T151_46"><text:s/></text:span><text:span text:style-name="T151_47">combustion</text:span><text:span text:style-name="T151_48"><text:s/></text:span><text:span text:style-name="T151_49">the</text:span><text:span text:style-name="T151_50"><text:s/></text:span><text:span text:style-name="T151_51">fluid</text:span><text:span text:style-name="T151_52"><text:s/></text:span><text:span text:style-name="T151_53">will</text:span><text:span text:style-name="T151_54"><text:s/></text:span><text:span text:style-name="T151_55">have</text:span><text:span text:style-name="T151_56"><text:s/>10%<text:s/></text:span><text:span text:style-name="T151_57">of</text:span><text:span text:style-name="T151_58"><text:s/></text:span><text:span text:style-name="T151_59">body</text:span><text:span text:style-name="T151_60"><text:s/></text:span><text:span text:style-name="T151_61">combustion</text:span><text:span text:style-name="T151_62"><text:s/></text:span><text:span text:style-name="T151_63">in</text:span><text:span text:style-name="T151_64"><text:s/></text:span><text:span text:style-name="T151_65">plus</text:span><text:span text:style-name="T151_66">…<text:s/></text:span><text:span text:style-name="T151_67">Same</text:span><text:span text:style-name="T151_68"><text:s/></text:span><text:span text:style-name="T151_69">for</text:span><text:span text:style-name="T151_70"><text:s/></text:span><text:span text:style-name="T151_71">all</text:span><text:span text:style-name="T151_72"><text:s/></text:span><text:span text:style-name="T151_73">other</text:span><text:span text:style-name="T151_74"><text:s/></text:span><text:span text:style-name="T151_75">item</text:span><text:span text:style-name="T151_76"><text:s/></text:span><text:span text:style-name="T151_77">composition</text:span><text:span text:style-name="T151_78">.</text:span></text:p>
      <text:p text:style-name="P152"/>
      <text:p text:style-name="P153"><text:span text:style-name="T153_1">The</text:span><text:span text:style-name="T153_2"><text:s/></text:span><text:span text:style-name="T153_3">combination</text:span><text:span text:style-name="T153_4"><text:s/></text:span><text:span text:style-name="T153_5">logic</text:span><text:span text:style-name="T153_6">/</text:span><text:span text:style-name="T153_7">rules</text:span><text:span text:style-name="T153_8">:<text:s/></text:span></text:p>
      <text:p text:style-name="P154"/>
      <text:list text:style-name="LS1" xml:id="list0">
        <text:list-item>
          <text:p text:style-name="P155"><text:span text:style-name="T155_1">The</text:span><text:span text:style-name="T155_2"><text:s/></text:span><text:span text:style-name="T155_3">Items</text:span><text:span text:style-name="T155_4"><text:s/></text:span><text:span text:style-name="T155_5">could</text:span><text:span text:style-name="T155_6"><text:s/></text:span><text:span text:style-name="T155_7">MERGE</text:span><text:span text:style-name="T155_8">:<text:s/></text:span><text:span text:style-name="T155_9">A</text:span><text:span text:style-name="T155_10"><text:s/>+<text:s/></text:span><text:span text:style-name="T155_11">B</text:span><text:span text:style-name="T155_12"><text:s/>/<text:s/>2</text:span></text:p>
        </text:list-item>
        <text:list-item>
          <text:p text:style-name="P156"><text:span text:style-name="T156_1">In</text:span><text:span text:style-name="T156_2"><text:s/></text:span><text:span text:style-name="T156_3">a</text:span><text:span text:style-name="T156_4"><text:s/></text:span><text:span text:style-name="T156_5">combination</text:span><text:span text:style-name="T156_6">,<text:s/></text:span><text:span text:style-name="T156_7">first</text:span><text:span text:style-name="T156_8">,<text:s/></text:span><text:span text:style-name="T156_9">the</text:span><text:span text:style-name="T156_10"><text:s/></text:span><text:span text:style-name="T156_11">items</text:span><text:span text:style-name="T156_12"><text:s/></text:span><text:span text:style-name="T156_13">are</text:span><text:span text:style-name="T156_14"><text:s/></text:span><text:span text:style-name="T156_15">merged</text:span><text:span text:style-name="T156_16">,<text:s/></text:span><text:span text:style-name="T156_17">and</text:span><text:span text:style-name="T156_18"><text:s/></text:span><text:span text:style-name="T156_19">next</text:span><text:span text:style-name="T156_20"><text:s/></text:span><text:span text:style-name="T156_21">are</text:span><text:span text:style-name="T156_22"><text:s/></text:span><text:span text:style-name="T156_23">applied</text:span><text:span text:style-name="T156_24"><text:s/></text:span><text:span text:style-name="T156_25">the</text:span><text:span text:style-name="T156_26"><text:s/></text:span><text:span text:style-name="T156_27">post</text:span><text:span text:style-name="T156_28"><text:s/></text:span><text:span text:style-name="T156_29">process</text:span></text:p>
        </text:list-item>
        <text:list-item>
          <text:p text:style-name="P157"><text:span text:style-name="T157_1">An</text:span><text:span text:style-name="T157_2"><text:s/></text:span><text:span text:style-name="T157_3">item</text:span><text:span text:style-name="T157_4"><text:s/></text:span><text:span text:style-name="T157_5">could</text:span><text:span text:style-name="T157_6"><text:s/></text:span><text:span text:style-name="T157_7">be</text:span><text:span text:style-name="T157_8"><text:s/></text:span><text:span text:style-name="T157_9">combined</text:span><text:span text:style-name="T157_10"><text:s/></text:span><text:span text:style-name="T157_11">with</text:span><text:span text:style-name="T157_12"><text:s/></text:span><text:span text:style-name="T157_13">other</text:span><text:span text:style-name="T157_14"><text:s/>2<text:s/></text:span><text:span text:style-name="T157_15">items</text:span><text:span text:style-name="T157_16">,<text:s/></text:span><text:span text:style-name="T157_17">causing</text:span><text:span text:style-name="T157_18"><text:s/></text:span><text:span text:style-name="T157_19">on</text:span><text:span text:style-name="T157_20"><text:s/></text:span><text:span text:style-name="T157_21">a</text:span><text:span text:style-name="T157_22"><text:s/></text:span><text:span text:style-name="T157_23">single</text:span><text:span text:style-name="T157_24"><text:s/></text:span><text:span text:style-name="T157_25">combined</text:span><text:span text:style-name="T157_26"><text:s/></text:span><text:span text:style-name="T157_27">item</text:span><text:span text:style-name="T157_28"><text:s/></text:span><text:span text:style-name="T157_29">that</text:span><text:span text:style-name="T157_30"><text:s/></text:span><text:span text:style-name="T157_31">could</text:span><text:span text:style-name="T157_32"><text:s/></text:span><text:span text:style-name="T157_33">be</text:span><text:span text:style-name="T157_34"><text:s/></text:span><text:span text:style-name="T157_35">placed</text:span><text:span text:style-name="T157_36"><text:s/></text:span><text:span text:style-name="T157_37">on</text:span><text:span text:style-name="T157_38"><text:s/></text:span><text:span text:style-name="T157_39">an</text:span><text:span text:style-name="T157_40"><text:s/></text:span><text:span text:style-name="T157_41">weapon</text:span><text:span text:style-name="T157_42"><text:s/></text:span><text:span text:style-name="T157_43">slot</text:span><text:span text:style-name="T157_44">.<text:s/></text:span><text:span text:style-name="T157_45">The</text:span><text:span text:style-name="T157_46"><text:s/></text:span><text:span text:style-name="T157_47">item</text:span><text:span text:style-name="T157_48"><text:s/></text:span><text:span text:style-name="T157_49">combination</text:span><text:span text:style-name="T157_50"><text:s/></text:span><text:span text:style-name="T157_51">will</text:span><text:span text:style-name="T157_52"><text:s/></text:span><text:span text:style-name="T157_53">happen</text:span><text:span text:style-name="T157_54"><text:s/></text:span><text:span text:style-name="T157_55">only</text:span><text:span text:style-name="T157_56"><text:s/></text:span><text:span text:style-name="T157_57">by</text:span><text:span text:style-name="T157_58"><text:s/></text:span><text:span text:style-name="T157_59">two</text:span><text:span text:style-name="T157_60"><text:s/></text:span><text:span text:style-name="T157_61">items</text:span><text:span text:style-name="T157_62"><text:s/></text:span><text:span text:style-name="T157_63">at</text:span><text:span text:style-name="T157_64"><text:s/></text:span><text:span text:style-name="T157_65">time</text:span><text:span text:style-name="T157_66">.</text:span></text:p>
        </text:list-item>
        <text:list-item>
          <text:p text:style-name="P158"><text:span text:style-name="T158_1">Must</text:span><text:span text:style-name="T158_2"><text:s/></text:span><text:span text:style-name="T158_3">have</text:span><text:span text:style-name="T158_4"><text:s/></text:span><text:span text:style-name="T158_5">a</text:span><text:span text:style-name="T158_6"><text:s/></text:span><text:span text:style-name="T158_7">GLUE</text:span><text:span text:style-name="T158_8"><text:s/></text:span><text:span text:style-name="T158_9">item</text:span><text:span text:style-name="T158_10"><text:s/></text:span><text:span text:style-name="T158_11">to</text:span><text:span text:style-name="T158_12"><text:s/></text:span><text:span text:style-name="T158_13">link</text:span><text:span text:style-name="T158_14"><text:s/></text:span><text:span text:style-name="T158_15">two</text:span><text:span text:style-name="T158_16"><text:s/></text:span><text:span text:style-name="T158_17">objects</text:span><text:span text:style-name="T158_18"><text:s/></text:span><text:span text:style-name="T158_19">this</text:span><text:span text:style-name="T158_20"><text:s/></text:span><text:span text:style-name="T158_21">must</text:span><text:span text:style-name="T158_22"><text:s/></text:span><text:span text:style-name="T158_23">be</text:span><text:span text:style-name="T158_24"><text:s/></text:span><text:span text:style-name="T158_25">an</text:span><text:span text:style-name="T158_26"><text:s/></text:span><text:span text:style-name="T158_27">item</text:span><text:span text:style-name="T158_28"><text:s/></text:span><text:span text:style-name="T158_29">with</text:span><text:span text:style-name="T158_30"><text:s/></text:span><text:span text:style-name="T158_31">density</text:span><text:span text:style-name="T158_32"><text:s/></text:span><text:span text:style-name="T158_33">greater</text:span><text:span text:style-name="T158_34"><text:s/></text:span><text:span text:style-name="T158_35">than</text:span><text:span text:style-name="T158_36"><text:s/>0.4<text:s/></text:span><text:span text:style-name="T158_37">and</text:span><text:span text:style-name="T158_38"><text:s/></text:span><text:span text:style-name="T158_39">adhesiveness</text:span><text:span text:style-name="T158_40"><text:s/></text:span><text:span text:style-name="T158_41">greater</text:span><text:span text:style-name="T158_42"><text:s/></text:span><text:span text:style-name="T158_43">than</text:span><text:span text:style-name="T158_44"><text:s/>0</text:span></text:p>
        </text:list-item>
      </text:list>
      <text:p text:style-name="P159"/>
      <table:table table:style-name="Table2">
        <table:table-column table:style-name="Column8"/>
        <table:table-column table:style-name="Column9"/>
        <table:table-column table:style-name="Column10"/>
        <table:table-row table:style-name="Row19">
          <table:table-cell table:style-name="Cell127">
            <text:p text:style-name="P160"><text:span text:style-name="T160_1">ITEM</text:span><text:span text:style-name="T160_2"><text:s/></text:span><text:span text:style-name="T160_3">A</text:span></text:p>
          </table:table-cell>
          <table:table-cell table:style-name="Cell128">
            <text:p text:style-name="P161"><text:span text:style-name="T161_1">GLUE</text:span><text:span text:style-name="T161_2"><text:s/></text:span><text:span text:style-name="T161_3">ITEM</text:span><text:span text:style-name="T161_4"><text:s/>(</text:span><text:span text:style-name="T161_5">AD</text:span><text:span text:style-name="T161_6"><text:s/>&gt;<text:s/>0)</text:span></text:p>
          </table:table-cell>
          <table:table-cell table:style-name="Cell129">
            <text:p text:style-name="P162"><text:span text:style-name="T162_1">ITEM</text:span><text:span text:style-name="T162_2"><text:s/></text:span><text:span text:style-name="T162_3">B</text:span></text:p>
          </table:table-cell>
        </table:table-row>
      </table:table>
      <text:p text:style-name="P163"/>
      <text:p text:style-name="P164"><text:span text:style-name="T164_1">The</text:span><text:span text:style-name="T164_2"><text:s/></text:span><text:span text:style-name="T164_3">items</text:span><text:span text:style-name="T164_4"><text:s/></text:span><text:span text:style-name="T164_5">Post</text:span><text:span text:style-name="T164_6"><text:s/></text:span><text:span text:style-name="T164_7">Process</text:span><text:span text:style-name="T164_8">:</text:span></text:p>
      <text:p text:style-name="P165"/>
      <text:list text:style-name="LS2" xml:id="list4">
        <text:list-item>
          <text:p text:style-name="P166"><text:span text:style-name="T166_1">When</text:span><text:span text:style-name="T166_2"><text:s/></text:span><text:span text:style-name="T166_3">an</text:span><text:span text:style-name="T166_4"><text:s/></text:span><text:span text:style-name="T166_5">item</text:span><text:span text:style-name="T166_6"><text:s/></text:span><text:span text:style-name="T166_7">with</text:span><text:span text:style-name="T166_8"><text:s/></text:span><text:span text:style-name="T166_9">density</text:span><text:span text:style-name="T166_10"><text:s/></text:span><text:span text:style-name="T166_11">less</text:span><text:span text:style-name="T166_12"><text:s/></text:span><text:span text:style-name="T166_13">than</text:span><text:span text:style-name="T166_14"><text:s/>0.5<text:s/></text:span><text:span text:style-name="T166_15">has</text:span><text:span text:style-name="T166_16"><text:s/></text:span><text:span text:style-name="T166_17">a</text:span><text:span text:style-name="T166_18"><text:s/></text:span><text:span text:style-name="T166_19">Granularity</text:span><text:span text:style-name="T166_20"><text:s/></text:span><text:span text:style-name="T166_21">greater</text:span><text:span text:style-name="T166_22"><text:s/></text:span><text:span text:style-name="T166_23">than</text:span><text:span text:style-name="T166_24"><text:s/>1<text:s/></text:span><text:span text:style-name="T166_25">results</text:span><text:span text:style-name="T166_26"><text:s/></text:span><text:span text:style-name="T166_27">on</text:span><text:span text:style-name="T166_28"><text:s/></text:span><text:span text:style-name="T166_29">Density</text:span><text:span text:style-name="T166_30"><text:s/>*<text:s/></text:span><text:span text:style-name="T166_31">Granularity</text:span><text:span text:style-name="T166_32">,<text:s/></text:span><text:span text:style-name="T166_33">and</text:span><text:span text:style-name="T166_34"><text:s/></text:span><text:span text:style-name="T166_35">then</text:span><text:span text:style-name="T166_36"><text:s/></text:span><text:span text:style-name="T166_37">the</text:span><text:span text:style-name="T166_38"><text:s/></text:span><text:span text:style-name="T166_39">Granularity</text:span><text:span text:style-name="T166_40"><text:s/></text:span><text:span text:style-name="T166_41">is</text:span><text:span text:style-name="T166_42"><text:s/></text:span><text:span text:style-name="T166_43">set</text:span><text:span text:style-name="T166_44"><text:s/></text:span><text:span text:style-name="T166_45">ZERO</text:span><text:span text:style-name="T166_46">.</text:span></text:p>
        </text:list-item>
      </text:list>
      <text:p text:style-name="P167"/>
      <text:p text:style-name="P168"><text:span text:style-name="T168_1">THE</text:span><text:span text:style-name="T168_2"><text:s/></text:span><text:span text:style-name="T168_3">STORAGE</text:span></text:p>
      <text:p text:style-name="P169"><text:span text:style-name="T169_1">First</text:span><text:span text:style-name="T169_2"><text:s/></text:span><text:span text:style-name="T169_3">goal</text:span><text:span text:style-name="T169_4"><text:s/></text:span><text:span text:style-name="T169_5">is</text:span><text:span text:style-name="T169_6"><text:s/></text:span><text:span text:style-name="T169_7">to</text:span><text:span text:style-name="T169_8"><text:s/></text:span><text:span text:style-name="T169_9">store</text:span><text:span text:style-name="T169_10"><text:s/></text:span><text:span text:style-name="T169_11">everything</text:span><text:span text:style-name="T169_12"><text:s/></text:span><text:span text:style-name="T169_13">on</text:span><text:span text:style-name="T169_14"><text:s/></text:span><text:span text:style-name="T169_15">the</text:span><text:span text:style-name="T169_16"><text:s/></text:span><text:span text:style-name="T169_17">weapon</text:span><text:span text:style-name="T169_18"><text:s/></text:span><text:span text:style-name="T169_19">projectile</text:span><text:span text:style-name="T169_20"><text:s/></text:span><text:span text:style-name="T169_21">slot</text:span><text:span text:style-name="T169_22">,<text:s/></text:span><text:span text:style-name="T169_23">to</text:span><text:span text:style-name="T169_24"><text:s/></text:span><text:span text:style-name="T169_25">be</text:span><text:span text:style-name="T169_26"><text:s/></text:span><text:span text:style-name="T169_27">shoot</text:span><text:span text:style-name="T169_28"><text:s/></text:span><text:span text:style-name="T169_29">against</text:span><text:span text:style-name="T169_30"><text:s/></text:span><text:span text:style-name="T169_31">the</text:span><text:span text:style-name="T169_32"><text:s/></text:span><text:span text:style-name="T169_33">enemies</text:span><text:span text:style-name="T169_34">.<text:s/></text:span><text:span text:style-name="T169_35">Could</text:span><text:span text:style-name="T169_36"><text:s/></text:span><text:span text:style-name="T169_37">be</text:span><text:span text:style-name="T169_38"><text:s/></text:span><text:span text:style-name="T169_39">something</text:span><text:span text:style-name="T169_40"><text:s/></text:span><text:span text:style-name="T169_41">smart</text:span><text:span text:style-name="T169_42"><text:s/></text:span><text:span text:style-name="T169_43">that</text:span><text:span text:style-name="T169_44">,<text:s/></text:span><text:span text:style-name="T169_45">all</text:span><text:span text:style-name="T169_46"><text:s/></text:span><text:span text:style-name="T169_47">the</text:span><text:span text:style-name="T169_48"><text:s/></text:span><text:span text:style-name="T169_49">combusting</text:span><text:span text:style-name="T169_50"><text:s/></text:span><text:span text:style-name="T169_51">items</text:span><text:span text:style-name="T169_52"><text:s/></text:span><text:span text:style-name="T169_53">can</text:span><text:span text:style-name="T169_54"><text:s/></text:span><text:span text:style-name="T169_55">be</text:span><text:span text:style-name="T169_56"><text:s/></text:span><text:span text:style-name="T169_57">automatically</text:span><text:span text:style-name="T169_58"><text:s/></text:span><text:span text:style-name="T169_59">placed</text:span><text:span text:style-name="T169_60"><text:s/></text:span><text:span text:style-name="T169_61">in</text:span><text:span text:style-name="T169_62"><text:s/></text:span><text:span text:style-name="T169_63">the</text:span><text:span text:style-name="T169_64"><text:s/></text:span><text:span text:style-name="T169_65">combustion</text:span><text:span text:style-name="T169_66"><text:s/></text:span><text:span text:style-name="T169_67">chamber</text:span><text:span text:style-name="T169_68">…<text:s/></text:span></text:p>
      <text:p text:style-name="P170"/>
      <text:p text:style-name="P171"><text:span text:style-name="T171_1">The</text:span><text:span text:style-name="T171_2"><text:s/></text:span><text:span text:style-name="T171_3">MAXIMUM</text:span><text:span text:style-name="T171_4"><text:s/></text:span><text:span text:style-name="T171_5">capacity</text:span><text:span text:style-name="T171_6"><text:s/></text:span><text:span text:style-name="T171_7">will</text:span><text:span text:style-name="T171_8"><text:s/></text:span><text:span text:style-name="T171_9">be</text:span><text:span text:style-name="T171_10"><text:s/></text:span><text:span text:style-name="T171_11">a</text:span><text:span text:style-name="T171_12"><text:s/></text:span><text:span text:style-name="T171_13">fixed</text:span><text:span text:style-name="T171_14"><text:s/></text:span><text:span text:style-name="T171_15">value</text:span><text:span text:style-name="T171_16"><text:s/></text:span><text:span text:style-name="T171_17">like</text:span><text:span text:style-name="T171_18"><text:s/>300.<text:s/></text:span><text:span text:style-name="T171_19">The</text:span><text:span text:style-name="T171_20"><text:s/></text:span><text:span text:style-name="T171_21">capacity</text:span><text:span text:style-name="T171_22"><text:s/></text:span><text:span text:style-name="T171_23">of</text:span><text:span text:style-name="T171_24"><text:s/></text:span><text:span text:style-name="T171_25">items</text:span><text:span text:style-name="T171_26"><text:s/></text:span><text:span text:style-name="T171_27">is</text:span><text:span text:style-name="T171_28"><text:s/></text:span><text:span text:style-name="T171_29">the</text:span><text:span text:style-name="T171_30"><text:s/></text:span><text:span text:style-name="T171_31">value</text:span><text:span text:style-name="T171_32"><text:s/></text:span><text:span text:style-name="T171_33">used</text:span><text:span text:style-name="T171_34"><text:s/></text:span><text:span text:style-name="T171_35">to</text:span><text:span text:style-name="T171_36"><text:s/></text:span><text:span text:style-name="T171_37">multiply</text:span><text:span text:style-name="T171_38"><text:s/></text:span><text:span text:style-name="T171_39">by</text:span><text:span text:style-name="T171_40"><text:s/></text:span><text:span text:style-name="T171_41">MAXIMUM</text:span><text:span text:style-name="T171_42"><text:s/></text:span><text:span text:style-name="T171_43">capacity</text:span><text:span text:style-name="T171_44">.<text:s/></text:span><text:span text:style-name="T171_45">Each</text:span><text:span text:style-name="T171_46"><text:s/></text:span><text:span text:style-name="T171_47">item</text:span><text:span text:style-name="T171_48"><text:s/></text:span><text:span text:style-name="T171_49">will</text:span><text:span text:style-name="T171_50"><text:s/></text:span><text:span text:style-name="T171_51">occupy</text:span><text:span text:style-name="T171_52"><text:s/>1/</text:span><text:span text:style-name="T171_53">MAXIMUM</text:span><text:span text:style-name="T171_54"><text:s/></text:span><text:span text:style-name="T171_55">capacity</text:span><text:span text:style-name="T171_56">.</text:span></text:p>
      <text:p text:style-name="P172"><text:span text:style-name="T172_1">THE</text:span><text:span text:style-name="T172_2"><text:s/></text:span><text:span text:style-name="T172_3">WEAPON</text:span></text:p>
      <text:p text:style-name="P173"/>
      <text:p text:style-name="P174"><text:span text:style-name="T174_1">The</text:span><text:span text:style-name="T174_2"><text:s/></text:span><text:span text:style-name="T174_3">weapon</text:span><text:span text:style-name="T174_4"><text:s/></text:span><text:span text:style-name="T174_5">will</text:span><text:span text:style-name="T174_6"><text:s/></text:span><text:span text:style-name="T174_7">need</text:span><text:span text:style-name="T174_8"><text:s/></text:span><text:span text:style-name="T174_9">at</text:span><text:span text:style-name="T174_10"><text:s/></text:span><text:span text:style-name="T174_11">least</text:span><text:span text:style-name="T174_12"><text:s/></text:span><text:span text:style-name="T174_13">following</text:span><text:span text:style-name="T174_14"><text:s/></text:span><text:span text:style-name="T174_15">elements</text:span><text:span text:style-name="T174_16">:<text:s/></text:span></text:p>
      <text:p text:style-name="P175"/>
      <table:table table:style-name="Table3">
        <table:table-column table:style-name="Column11"/>
        <table:table-column table:style-name="Column12"/>
        <table:table-column table:style-name="Column13"/>
        <table:table-row table:style-name="Row20">
          <table:table-cell table:style-name="Cell130">
            <text:p text:style-name="P176"><text:span text:style-name="T176_1">PROJECTILE</text:span><text:span text:style-name="T176_2"><text:s/></text:span><text:span text:style-name="T176_3">CHAMBER</text:span></text:p>
          </table:table-cell>
          <table:table-cell table:style-name="Cell131">
            <text:p text:style-name="P177"><text:span text:style-name="T177_1">COMBUSTION</text:span><text:span text:style-name="T177_2"><text:s/></text:span><text:span text:style-name="T177_3">CHAMBER</text:span></text:p>
          </table:table-cell>
          <table:table-cell table:style-name="Cell132">
            <text:p text:style-name="P178"/>
          </table:table-cell>
        </table:table-row>
        <table:table-row table:style-name="Row21">
          <table:table-cell table:style-name="Cell133">
            <text:p text:style-name="P179"><text:span text:style-name="T179_1">PROJECTILE</text:span><text:span text:style-name="T179_2"><text:s/></text:span><text:span text:style-name="T179_3">SLOT</text:span><text:span text:style-name="T179_4"><text:s/></text:span><text:span text:style-name="T179_5">MULTIPLE</text:span><text:span text:style-name="T179_6"><text:s/></text:span><text:span text:style-name="T179_7">ITEMS</text:span></text:p>
          </table:table-cell>
          <table:table-cell table:style-name="Cell134">
            <text:p text:style-name="P180"><text:span text:style-name="T180_1">COMBUSTION</text:span><text:span text:style-name="T180_2"><text:s/></text:span><text:span text:style-name="T180_3">SLOT</text:span></text:p>
            <text:p text:style-name="P181"><text:span text:style-name="T181_1">MULTIPLE</text:span><text:span text:style-name="T181_2"><text:s/></text:span><text:span text:style-name="T181_3">ITEMS</text:span></text:p>
          </table:table-cell>
          <table:table-cell table:style-name="Cell135">
            <text:p text:style-name="P182"/>
          </table:table-cell>
        </table:table-row>
        <table:table-row table:style-name="Row22">
          <table:table-cell table:style-name="Cell136">
            <text:p text:style-name="P183"/>
            <text:p text:style-name="P184"/>
            <text:p text:style-name="P185"><text:span text:style-name="T185_1">GRABBING</text:span><text:span text:style-name="T185_2"><text:s/></text:span><text:span text:style-name="T185_3">SLOT</text:span></text:p>
          </table:table-cell>
          <table:table-cell table:style-name="Cell137">
            <text:p text:style-name="P186"><text:span text:style-name="T186_1">CANNON</text:span><text:span text:style-name="T186_2"><text:s/></text:span><text:span text:style-name="T186_3">SLOT</text:span></text:p>
          </table:table-cell>
          <table:table-cell table:style-name="Cell138">
            <text:p text:style-name="P187"/>
          </table:table-cell>
        </table:table-row>
        <table:table-row table:style-name="Row23">
          <table:table-cell table:style-name="Cell139">
            <text:p text:style-name="P188"/>
          </table:table-cell>
          <table:table-cell table:style-name="Cell140">
            <text:p text:style-name="P189"><text:span text:style-name="T189_1">TRIGGER</text:span><text:span text:style-name="T189_2"><text:s/></text:span><text:span text:style-name="T189_3">SLOT</text:span></text:p>
          </table:table-cell>
          <table:table-cell table:style-name="Cell141">
            <text:p text:style-name="P190"/>
          </table:table-cell>
        </table:table-row>
        <table:table-row table:style-name="Row24">
          <table:table-cell table:style-name="Cell142">
            <text:p text:style-name="P191"/>
          </table:table-cell>
          <table:table-cell table:style-name="Cell143">
            <text:p text:style-name="P192"/>
          </table:table-cell>
          <table:table-cell table:style-name="Cell144">
            <text:p text:style-name="P193"/>
          </table:table-cell>
        </table:table-row>
      </table:table>
      <text:p text:style-name="P194"/>
      <text:p text:style-name="P195"><text:span text:style-name="T195_1">Weapon</text:span><text:span text:style-name="T195_2"><text:s/></text:span><text:span text:style-name="T195_3">requisites</text:span><text:span text:style-name="T195_4"><text:s/></text:span><text:span text:style-name="T195_5">table</text:span><text:span text:style-name="T195_6">:</text:span></text:p>
      <text:p text:style-name="P196"/>
      <table:table table:style-name="Table4">
        <table:table-column table:style-name="Column14"/>
        <table:table-column table:style-name="Column15"/>
        <table:table-row table:style-name="Row25">
          <table:table-cell table:style-name="Cell145">
            <text:p text:style-name="P197"><text:span text:style-name="T197_1">PROJECTILE</text:span><text:span text:style-name="T197_2"><text:s/></text:span><text:span text:style-name="T197_3">CHAMBER</text:span></text:p>
          </table:table-cell>
          <table:table-cell table:style-name="Cell146">
            <text:p text:style-name="P198"><text:span text:style-name="T198_1">CA</text:span><text:span text:style-name="T198_2"><text:s/>&gt;<text:s/>0<text:s/></text:span></text:p>
          </table:table-cell>
        </table:table-row>
        <table:table-row table:style-name="Row26">
          <table:table-cell table:style-name="Cell147">
            <text:p text:style-name="P199"><text:span text:style-name="T199_1">COMBUSTION</text:span><text:span text:style-name="T199_2"><text:s/></text:span><text:span text:style-name="T199_3">CHAMBER</text:span></text:p>
          </table:table-cell>
          <table:table-cell table:style-name="Cell148">
            <text:p text:style-name="P200"><text:span text:style-name="T200_1">CA</text:span><text:span text:style-name="T200_2"><text:s/>&gt;<text:s/>0</text:span></text:p>
          </table:table-cell>
        </table:table-row>
        <table:table-row table:style-name="Row27">
          <table:table-cell table:style-name="Cell149">
            <text:p text:style-name="P201"><text:span text:style-name="T201_1">PROJECTILE</text:span><text:span text:style-name="T201_2"><text:s/></text:span><text:span text:style-name="T201_3">SLOT</text:span><text:span text:style-name="T201_4"><text:s/></text:span></text:p>
          </table:table-cell>
          <table:table-cell table:style-name="Cell150">
            <text:p text:style-name="P202"><text:span text:style-name="T202_1">DE</text:span><text:span text:style-name="T202_2"><text:s/>&gt;<text:s/>0</text:span></text:p>
          </table:table-cell>
        </table:table-row>
        <table:table-row table:style-name="Row28">
          <table:table-cell table:style-name="Cell151">
            <text:p text:style-name="P203"><text:span text:style-name="T203_1">COMBUSTION</text:span><text:span text:style-name="T203_2"><text:s/></text:span><text:span text:style-name="T203_3">SLOT</text:span></text:p>
          </table:table-cell>
          <table:table-cell table:style-name="Cell152">
            <text:p text:style-name="P204"><text:span text:style-name="T204_1">CO</text:span><text:span text:style-name="T204_2"><text:s/>&gt;<text:s/>0</text:span></text:p>
          </table:table-cell>
        </table:table-row>
        <table:table-row table:style-name="Row29">
          <table:table-cell table:style-name="Cell153">
            <text:p text:style-name="P205"><text:span text:style-name="T205_1">CANNON</text:span><text:span text:style-name="T205_2"><text:s/></text:span><text:span text:style-name="T205_3">SLOT</text:span></text:p>
          </table:table-cell>
          <table:table-cell table:style-name="Cell154">
            <text:p text:style-name="P206"><text:span text:style-name="T206_1">DE</text:span><text:span text:style-name="T206_2"><text:s/>&gt;<text:s/>0.5<text:s/></text:span><text:span text:style-name="T206_3">and</text:span><text:span text:style-name="T206_4"><text:s/></text:span><text:span text:style-name="T206_5">GA</text:span><text:span text:style-name="T206_6"><text:s text:c="2"/>=<text:s/>0<text:s/></text:span><text:span text:style-name="T206_7">and</text:span><text:span text:style-name="T206_8"><text:s/></text:span><text:span text:style-name="T206_9">CA</text:span><text:span text:style-name="T206_10"><text:s/>&lt;<text:s/>0.5</text:span></text:p>
          </table:table-cell>
        </table:table-row>
        <table:table-row table:style-name="Row30">
          <table:table-cell table:style-name="Cell155">
            <text:p text:style-name="P207"><text:span text:style-name="T207_1">GRABBING</text:span><text:span text:style-name="T207_2"><text:s/></text:span><text:span text:style-name="T207_3">SLOT</text:span></text:p>
          </table:table-cell>
          <table:table-cell table:style-name="Cell156">
            <text:p text:style-name="P208"><text:span text:style-name="T208_1">DE</text:span><text:span text:style-name="T208_2"><text:s/>&gt;<text:s/>0.5<text:s/></text:span><text:span text:style-name="T208_3">and</text:span><text:span text:style-name="T208_4"><text:s/></text:span><text:span text:style-name="T208_5">GA</text:span><text:span text:style-name="T208_6"><text:s text:c="2"/>=<text:s/>0<text:s/></text:span><text:span text:style-name="T208_7">and</text:span><text:span text:style-name="T208_8"><text:s/></text:span><text:span text:style-name="T208_9">CA</text:span><text:span text:style-name="T208_10"><text:s/>&lt;<text:s/>0.5</text:span></text:p>
          </table:table-cell>
        </table:table-row>
        <table:table-row table:style-name="Row31">
          <table:table-cell table:style-name="Cell157">
            <text:p text:style-name="P209"><text:span text:style-name="T209_1">TRIGGER</text:span><text:span text:style-name="T209_2"><text:s/></text:span><text:span text:style-name="T209_3">SLOT</text:span></text:p>
          </table:table-cell>
          <table:table-cell table:style-name="Cell158">
            <text:p text:style-name="P210"><text:span text:style-name="T210_1">EL</text:span><text:span text:style-name="T210_2"><text:s/>&gt;<text:s/>0</text:span></text:p>
          </table:table-cell>
        </table:table-row>
      </table:table>
      <text:p text:style-name="P211"/>
      <text:p text:style-name="P212"><text:span text:style-name="T212_1">Weapon</text:span><text:span text:style-name="T212_2"><text:s/></text:span><text:span text:style-name="T212_3">final</text:span><text:span text:style-name="T212_4"><text:s/></text:span><text:span text:style-name="T212_5">attributes</text:span><text:span text:style-name="T212_6">:<text:s/></text:span></text:p>
      <text:p text:style-name="P213"/>
      <text:list text:style-name="LS3" xml:id="list5">
        <text:list-item>
          <text:p text:style-name="P214"><text:span text:style-name="T214_1">All</text:span><text:span text:style-name="T214_2"><text:s/></text:span><text:span text:style-name="T214_3">the</text:span><text:span text:style-name="T214_4"><text:s/></text:span><text:span text:style-name="T214_5">GREEN</text:span><text:span text:style-name="T214_6"><text:s/></text:span><text:span text:style-name="T214_7">items</text:span><text:span text:style-name="T214_8"><text:s/></text:span><text:span text:style-name="T214_9">listed</text:span><text:span text:style-name="T214_10"><text:s/></text:span><text:span text:style-name="T214_11">on</text:span><text:span text:style-name="T214_12"><text:s/></text:span><text:span text:style-name="T214_13">weapon</text:span><text:span text:style-name="T214_14"><text:s/></text:span><text:span text:style-name="T214_15">table</text:span><text:span text:style-name="T214_16"><text:s/></text:span><text:span text:style-name="T214_17">can</text:span><text:span text:style-name="T214_18"><text:s/></text:span><text:span text:style-name="T214_19">be</text:span><text:span text:style-name="T214_20"><text:s/></text:span><text:span text:style-name="T214_21">merged</text:span><text:span text:style-name="T214_22">.<text:s/></text:span></text:p>
        </text:list-item>
        <text:list-item>
          <text:p text:style-name="P215"><text:span text:style-name="T215_1">And</text:span><text:span text:style-name="T215_2"><text:s/></text:span><text:span text:style-name="T215_3">all</text:span><text:span text:style-name="T215_4"><text:s/></text:span><text:span text:style-name="T215_5">the</text:span><text:span text:style-name="T215_6"><text:s/></text:span><text:span text:style-name="T215_7">BLUE</text:span><text:span text:style-name="T215_8"><text:s/></text:span><text:span text:style-name="T215_9">are</text:span><text:span text:style-name="T215_10"><text:s/></text:span><text:span text:style-name="T215_11">separated</text:span><text:span text:style-name="T215_12"><text:s/></text:span><text:span text:style-name="T215_13">items</text:span><text:span text:style-name="T215_14"><text:s/></text:span><text:span text:style-name="T215_15">component</text:span><text:span text:style-name="T215_16"><text:s/></text:span><text:span text:style-name="T215_17">of</text:span><text:span text:style-name="T215_18"><text:s/></text:span><text:span text:style-name="T215_19">the</text:span><text:span text:style-name="T215_20"><text:s/></text:span><text:span text:style-name="T215_21">weapon</text:span><text:span text:style-name="T215_22">,<text:s/></text:span><text:span text:style-name="T215_23">since</text:span><text:span text:style-name="T215_24"><text:s/></text:span><text:span text:style-name="T215_25">they</text:span><text:span text:style-name="T215_26"><text:s/></text:span><text:span text:style-name="T215_27">are</text:span><text:span text:style-name="T215_28"><text:s/></text:span><text:span text:style-name="T215_29">multiple</text:span><text:span text:style-name="T215_30">,<text:s/></text:span><text:span text:style-name="T215_31">always</text:span><text:span text:style-name="T215_32"><text:s/></text:span><text:span text:style-name="T215_33">will</text:span><text:span text:style-name="T215_34"><text:s/></text:span><text:span text:style-name="T215_35">have</text:span><text:span text:style-name="T215_36"><text:s/></text:span><text:span text:style-name="T215_37">NONE</text:span><text:span text:style-name="T215_38"><text:s/></text:span><text:span text:style-name="T215_39">or</text:span><text:span text:style-name="T215_40"><text:s/></text:span><text:span text:style-name="T215_41">current</text:span><text:span text:style-name="T215_42">.<text:s/></text:span><text:span text:style-name="T215_43">That</text:span><text:span text:style-name="T215_44"><text:s/></text:span><text:span text:style-name="T215_45">will</text:span><text:span text:style-name="T215_46"><text:s/></text:span><text:span text:style-name="T215_47">be</text:span><text:span text:style-name="T215_48"><text:s/></text:span><text:span text:style-name="T215_49">used</text:span><text:span text:style-name="T215_50"><text:s/></text:span><text:span text:style-name="T215_51">when</text:span><text:span text:style-name="T215_52"><text:s/></text:span><text:span text:style-name="T215_53">the</text:span><text:span text:style-name="T215_54"><text:s/></text:span><text:span text:style-name="T215_55">weapon</text:span><text:span text:style-name="T215_56"><text:s/></text:span><text:span text:style-name="T215_57">is</text:span><text:span text:style-name="T215_58"><text:s/></text:span><text:span text:style-name="T215_59">triggered</text:span><text:span text:style-name="T215_60"><text:s/></text:span><text:span text:style-name="T215_61">to</text:span><text:span text:style-name="T215_62"><text:s/></text:span><text:span text:style-name="T215_63">calculate</text:span><text:span text:style-name="T215_64"><text:s/></text:span><text:span text:style-name="T215_65">the</text:span><text:span text:style-name="T215_66"><text:s/></text:span><text:span text:style-name="T215_67">damage</text:span><text:span text:style-name="T215_68">.</text:span></text:p>
        </text:list-item>
        <text:list-item>
          <text:p text:style-name="P216"><text:span text:style-name="T216_1">Resulting</text:span><text:span text:style-name="T216_2"><text:s/></text:span><text:span text:style-name="T216_3">attributes</text:span><text:span text:style-name="T216_4"><text:s/></text:span><text:span text:style-name="T216_5">is</text:span><text:span text:style-name="T216_6"><text:s/></text:span><text:span text:style-name="T216_7">a</text:span><text:span text:style-name="T216_8"><text:s/></text:span><text:span text:style-name="T216_9">single</text:span><text:span text:style-name="T216_10"><text:s/></text:span><text:span text:style-name="T216_11">Item</text:span><text:span text:style-name="T216_12"><text:s/>(</text:span><text:span text:style-name="T216_13">The</text:span><text:span text:style-name="T216_14"><text:s/></text:span><text:span text:style-name="T216_15">weapon</text:span><text:span text:style-name="T216_16">)<text:s/></text:span><text:span text:style-name="T216_17">following</text:span><text:span text:style-name="T216_18"><text:s/></text:span><text:span text:style-name="T216_19">rule</text:span><text:span text:style-name="T216_20"><text:s/></text:span><text:span text:style-name="T216_21">I</text:span><text:span text:style-name="T216_22">.<text:s/></text:span><text:span text:style-name="T216_23">A</text:span><text:span text:style-name="T216_24"><text:s/></text:span><text:span text:style-name="T216_25">Current</text:span><text:span text:style-name="T216_26"><text:s/></text:span><text:span text:style-name="T216_27">Projectile</text:span><text:span text:style-name="T216_28"><text:s/></text:span><text:span text:style-name="T216_29">and</text:span><text:span text:style-name="T216_30"><text:s/></text:span><text:span text:style-name="T216_31">Current</text:span><text:span text:style-name="T216_32"><text:s/></text:span><text:span text:style-name="T216_33">Fuel</text:span><text:span text:style-name="T216_34"><text:s/></text:span><text:span text:style-name="T216_35">following</text:span><text:span text:style-name="T216_36"><text:s/></text:span><text:span text:style-name="T216_37">the</text:span><text:span text:style-name="T216_38"><text:s/></text:span><text:span text:style-name="T216_39">rule</text:span><text:span text:style-name="T216_40"><text:s/></text:span><text:span text:style-name="T216_41">II</text:span><text:span text:style-name="T216_42">.<text:s/></text:span></text:p>
        </text:list-item>
      </text:list>
      <text:p text:style-name="P217"/>
      <text:p text:style-name="P218"/>
      <text:p text:style-name="P219"><text:span text:style-name="T219_1">THE</text:span><text:span text:style-name="T219_2"><text:s/></text:span><text:span text:style-name="T219_3">DAMAGE</text:span></text:p>
      <text:p text:style-name="P220"/>
      <text:p text:style-name="P221"><text:span text:style-name="T221_1">The</text:span><text:span text:style-name="T221_2"><text:s/></text:span><text:span text:style-name="T221_3">Damage</text:span><text:span text:style-name="T221_4"><text:s/></text:span><text:span text:style-name="T221_5">Could</text:span><text:span text:style-name="T221_6"><text:s/></text:span><text:span text:style-name="T221_7">be</text:span><text:span text:style-name="T221_8"><text:s/></text:span><text:span text:style-name="T221_9">calculated</text:span><text:span text:style-name="T221_10"><text:s/></text:span><text:span text:style-name="T221_11">by</text:span><text:span text:style-name="T221_12"><text:s/>:</text:span></text:p>
      <text:p text:style-name="P222"/>
      <text:list text:style-name="LS4" xml:id="list8">
        <text:list-item>
          <text:p text:style-name="P223"><text:span text:style-name="T223_1">PlayerLevel</text:span><text:span text:style-name="T223_2"><text:s/>*<text:s/>((1.0+</text:span><text:span text:style-name="T223_3">Projectile</text:span><text:span text:style-name="T223_4">.</text:span><text:span text:style-name="T223_5">density</text:span><text:span text:style-name="T223_6">)<text:s/>*<text:s/>(1.0-</text:span><text:span text:style-name="T223_7">Projectile</text:span><text:span text:style-name="T223_8">.</text:span><text:span text:style-name="T223_9">granularity</text:span><text:span text:style-name="T223_10">))<text:s/>*<text:s/>(1.0+</text:span><text:span text:style-name="T223_11">Fuel</text:span><text:span text:style-name="T223_12">.</text:span><text:span text:style-name="T223_13">combustion</text:span><text:span text:style-name="T223_14">)</text:span></text:p>
          <text:list>
            <text:list-item>
              <text:p text:style-name="P224"><text:span text:style-name="T224_1">If</text:span><text:span text:style-name="T224_2"><text:s/></text:span><text:span text:style-name="T224_3">Projectile</text:span><text:span text:style-name="T224_4">.</text:span><text:span text:style-name="T224_5">elasticity</text:span><text:span text:style-name="T224_6"><text:s/>&gt;<text:s/>0,<text:s/></text:span><text:span text:style-name="T224_7">FinalDamage</text:span><text:span text:style-name="T224_8"><text:s/>=<text:s/></text:span><text:span text:style-name="T224_9">FinalDamage</text:span><text:span text:style-name="T224_10"><text:s/>*<text:s/></text:span><text:span text:style-name="T224_11">Projectile</text:span><text:span text:style-name="T224_12">.</text:span><text:span text:style-name="T224_13">elasticity</text:span></text:p>
            </text:list-item>
          </text:list>
        </text:list-item>
      </text:list>
      <text:p text:style-name="P225"/>
      <text:p text:style-name="P226"><text:span text:style-name="T226_1">THE</text:span><text:span text:style-name="T226_2"><text:s/></text:span><text:span text:style-name="T226_3">ENEMIES</text:span></text:p>
      <text:p text:style-name="P227"/>
      <text:p text:style-name="P228"><text:span text:style-name="T228_1">Unanimated</text:span><text:span text:style-name="T228_2">(</text:span><text:span text:style-name="T228_3">Animated</text:span><text:span text:style-name="T228_4">)<text:s/></text:span><text:span text:style-name="T228_5">objects</text:span><text:span text:style-name="T228_6"><text:s/>!<text:s/></text:span></text:p>
      <text:p text:style-name="P229"/>
      <text:list text:style-name="LS5" xml:id="list10">
        <text:list-item>
          <text:p text:style-name="P230"><text:span text:style-name="T230_1">Broom</text:span><text:span text:style-name="T230_2"><text:s/></text:span><text:span text:style-name="T230_3">Of</text:span><text:span text:style-name="T230_4"><text:s/></text:span><text:span text:style-name="T230_5">Course</text:span><text:span text:style-name="T230_6"><text:s/></text:span></text:p>
        </text:list-item>
        <text:list-item>
          <text:p text:style-name="P231"><text:span text:style-name="T231_1">The</text:span><text:span text:style-name="T231_2"><text:s/></text:span><text:span text:style-name="T231_3">light</text:span><text:span text:style-name="T231_4"><text:s/></text:span><text:span text:style-name="T231_5">Pole</text:span></text:p>
        </text:list-item>
        <text:list-item>
          <text:p text:style-name="P232"><text:span text:style-name="T232_1">The</text:span><text:span text:style-name="T232_2"><text:s/></text:span><text:span text:style-name="T232_3">phone</text:span><text:span text:style-name="T232_4"><text:s/></text:span><text:span text:style-name="T232_5">cabin</text:span></text:p>
        </text:list-item>
        <text:list-item>
          <text:p text:style-name="P233"><text:span text:style-name="T233_1">The</text:span><text:span text:style-name="T233_2"><text:s/></text:span><text:span text:style-name="T233_3">pot</text:span><text:span text:style-name="T233_4"><text:s/>!</text:span></text:p>
        </text:list-item>
        <text:list-item>
          <text:p text:style-name="P234"><text:span text:style-name="T234_1">The</text:span><text:span text:style-name="T234_2"><text:s/></text:span><text:span text:style-name="T234_3">air</text:span><text:span text:style-name="T234_4"><text:s/></text:span><text:span text:style-name="T234_5">dancer</text:span><text:span text:style-name="T234_6"><text:s/></text:span><text:span text:style-name="T234_7">BOSS</text:span></text:p>
        </text:list-item>
      </text:list>
      <text:p text:style-name="P235"/>
      <text:p text:style-name="P236"/>
      <text:p text:style-name="P237"><text:span text:style-name="T237_1">THE</text:span><text:span text:style-name="T237_2"><text:s/></text:span><text:span text:style-name="T237_3">LIVES</text:span><text:span text:style-name="T237_4"><text:s/></text:span><text:span text:style-name="T237_5">AND</text:span><text:span text:style-name="T237_6"><text:s/></text:span><text:span text:style-name="T237_7">LEVEL</text:span><text:span text:style-name="T237_8"><text:s/></text:span><text:span text:style-name="T237_9">UP</text:span><text:span text:style-name="T237_10"><text:s/></text:span><text:span text:style-name="T237_11">SYSTEM</text:span></text:p>
      <text:p text:style-name="P238"/>
      <text:p text:style-name="P239"><text:span text:style-name="T239_1">Normal</text:span><text:span text:style-name="T239_2"><text:s/></text:span><text:span text:style-name="T239_3">life</text:span><text:span text:style-name="T239_4"><text:s/></text:span><text:span text:style-name="T239_5">system</text:span><text:span text:style-name="T239_6">,<text:s/></text:span><text:span text:style-name="T239_7">with</text:span><text:span text:style-name="T239_8"><text:s/></text:span><text:span text:style-name="T239_9">maximum</text:span><text:span text:style-name="T239_10"><text:s/></text:span><text:span text:style-name="T239_11">health</text:span><text:span text:style-name="T239_12"><text:s/></text:span><text:span text:style-name="T239_13">and</text:span><text:span text:style-name="T239_14"><text:s/></text:span><text:span text:style-name="T239_15">a</text:span><text:span text:style-name="T239_16"><text:s/></text:span><text:span text:style-name="T239_17">health</text:span><text:span text:style-name="T239_18"><text:s/></text:span><text:span text:style-name="T239_19">bar</text:span><text:span text:style-name="T239_20">,<text:s/></text:span><text:span text:style-name="T239_21">relative</text:span><text:span text:style-name="T239_22"><text:s/></text:span><text:span text:style-name="T239_23">to</text:span><text:span text:style-name="T239_24"><text:s/></text:span><text:span text:style-name="T239_25">the</text:span><text:span text:style-name="T239_26"><text:s/></text:span><text:span text:style-name="T239_27">PlayerLevel</text:span><text:span text:style-name="T239_28">.<text:s/></text:span><text:span text:style-name="T239_29">Each</text:span><text:span text:style-name="T239_30"><text:s/></text:span><text:span text:style-name="T239_31">kill</text:span><text:span text:style-name="T239_32">/</text:span><text:span text:style-name="T239_33">destruction</text:span><text:span text:style-name="T239_34"><text:s/></text:span><text:span text:style-name="T239_35">will</text:span><text:span text:style-name="T239_36"><text:s/></text:span><text:span text:style-name="T239_37">increase</text:span><text:span text:style-name="T239_38"><text:s/></text:span><text:span text:style-name="T239_39">the</text:span><text:span text:style-name="T239_40"><text:s/></text:span><text:span text:style-name="T239_41">player</text:span><text:span text:style-name="T239_42"><text:s/></text:span><text:span text:style-name="T239_43">level</text:span><text:span text:style-name="T239_44">.<text:s/></text:span><text:span text:style-name="T239_45">The</text:span><text:span text:style-name="T239_46"><text:s/></text:span><text:span text:style-name="T239_47">health</text:span><text:span text:style-name="T239_48"><text:s/></text:span><text:span text:style-name="T239_49">pills</text:span><text:span text:style-name="T239_50"><text:s/></text:span><text:span text:style-name="T239_51">will</text:span><text:span text:style-name="T239_52"><text:s/></text:span><text:span text:style-name="T239_53">be</text:span><text:span text:style-name="T239_54"><text:s/></text:span><text:span text:style-name="T239_55">Sedativ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I" text:style-name="List3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3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1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a" text:style-name="List3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i" text:style-name="List3Level6" style:num-suffix=")" style:num-prefix="(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a" text:style-name="List3Level7" style:num-suffix=")" style:num-prefix="(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)" style:num-prefix="(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